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7" manifest:media-type=""/>
  <manifest:file-entry manifest:full-path="ObjectReplacements/Object 5" manifest:media-type="application/x-openoffice-gdimetafile;windows_formatname=&quot;GDIMetaFile&quot;"/>
  <manifest:file-entry manifest:full-path="ObjectReplacements/Object 28" manifest:media-type="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" manifest:media-type=""/>
  <manifest:file-entry manifest:full-path="ObjectReplacements/Object 32" manifest:media-type="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"/>
  <manifest:file-entry manifest:full-path="ObjectReplacements/Object 43" manifest:media-type="application/x-openoffice-gdimetafile;windows_formatname=&quot;GDIMetaFile&quot;"/>
  <manifest:file-entry manifest:full-path="ObjectReplacements/Object 46" manifest:media-type=""/>
  <manifest:file-entry manifest:full-path="ObjectReplacements/Object 34" manifest:media-type="application/x-openoffice-gdimetafile;windows_formatname=&quot;GDIMetaFile&quot;"/>
  <manifest:file-entry manifest:full-path="ObjectReplacements/Object 10" manifest:media-type="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"/>
  <manifest:file-entry manifest:full-path="ObjectReplacements/Object 26" manifest:media-type="application/x-openoffice-gdimetafile;windows_formatname=&quot;GDIMetaFile&quot;"/>
  <manifest:file-entry manifest:full-path="ObjectReplacements/Object 35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"/>
  <manifest:file-entry manifest:full-path="ObjectReplacements/Object 40" manifest:media-type=""/>
  <manifest:file-entry manifest:full-path="ObjectReplacements/Object 39" manifest:media-type="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"/>
  <manifest:file-entry manifest:full-path="ObjectReplacements/Object 45" manifest:media-type="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fo:text-indent="1.249cm" style:auto-text-indent="false"/>
      <style:text-properties officeooo:paragraph-rsid="00102a02"/>
    </style:style>
    <style:style style:name="P2" style:family="paragraph" style:parent-style-name="Standard">
      <style:paragraph-properties fo:line-height="150%" fo:text-align="center" style:justify-single-word="false" fo:text-indent="1.249cm" style:auto-text-indent="false"/>
      <style:text-properties officeooo:paragraph-rsid="00102a02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102a02"/>
    </style:style>
    <style:style style:name="P4" style:family="paragraph" style:parent-style-name="Standard">
      <style:paragraph-properties fo:line-height="150%" fo:text-indent="1.249cm" style:auto-text-indent="false"/>
      <style:text-properties officeooo:paragraph-rsid="00102a02"/>
    </style:style>
    <style:style style:name="P5" style:family="paragraph" style:parent-style-name="Standard">
      <style:paragraph-properties fo:line-height="150%"/>
      <style:text-properties officeooo:paragraph-rsid="00102a02"/>
    </style:style>
    <style:style style:name="P6" style:family="paragraph" style:parent-style-name="Standard">
      <style:paragraph-properties fo:margin-left="1.249cm" fo:line-height="150%" fo:text-align="start" style:justify-single-word="false" fo:text-indent="1.249cm" style:auto-text-indent="false"/>
      <style:text-properties officeooo:paragraph-rsid="00102a02"/>
    </style:style>
    <style:style style:name="P7" style:family="paragraph" style:parent-style-name="Standard">
      <style:paragraph-properties fo:line-height="150%" fo:text-indent="1.249cm" style:auto-text-indent="false"/>
      <style:text-properties style:font-name="Times New Roman1" fo:font-size="14pt" fo:language="uk" fo:country="UA" officeooo:paragraph-rsid="00102a02" style:font-name-asian="F" style:font-size-asian="14pt" style:font-name-complex="Times New Roman2" style:font-size-complex="14pt"/>
    </style:style>
    <style:style style:name="P8" style:family="paragraph" style:parent-style-name="Standard">
      <style:paragraph-properties fo:line-height="150%" fo:text-indent="1.249cm" style:auto-text-indent="false"/>
      <style:text-properties style:font-name="Times New Roman1" fo:font-size="14pt" fo:font-style="italic" fo:font-weight="bold" officeooo:paragraph-rsid="00102a02" style:font-name-asian="F" style:font-size-asian="14pt" style:font-style-asian="italic" style:font-weight-asian="bold" style:font-name-complex="Times New Roman2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 fo:text-indent="1.249cm" style:auto-text-indent="false"/>
      <style:text-properties officeooo:rsid="00102a02" officeooo:paragraph-rsid="00102a02"/>
    </style:style>
    <style:style style:name="P10" style:family="paragraph" style:parent-style-name="Standard">
      <style:paragraph-properties fo:line-height="150%" fo:text-align="center" style:justify-single-word="false" fo:text-indent="1.249cm" style:auto-text-indent="false"/>
      <style:text-properties style:font-name="Times New Roman" officeooo:paragraph-rsid="00102a02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officeooo:paragraph-rsid="00102a02"/>
    </style:style>
    <style:style style:name="P12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officeooo:paragraph-rsid="00102a02"/>
    </style:style>
    <style:style style:name="P13" style:family="paragraph" style:parent-style-name="Standard">
      <style:paragraph-properties fo:line-height="150%" fo:text-align="justify" style:justify-single-word="false" fo:text-indent="1.249cm" style:auto-text-indent="false"/>
      <style:text-properties style:font-name="Times New Roman" officeooo:paragraph-rsid="00102a02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uk" fo:country="UA" officeooo:paragraph-rsid="00102a02" style:font-size-asian="14pt" style:font-name-complex="Times New Roman2" style:font-size-complex="14pt"/>
    </style:style>
    <style:style style:name="T1" style:family="text">
      <style:text-properties style:font-name="Times New Roman1" fo:font-size="14pt" fo:language="uk" fo:country="UA" fo:font-weight="bold" style:font-size-asian="14pt" style:font-weight-asian="bold" style:font-name-complex="Times New Roman2" style:font-size-complex="14pt" style:font-style-complex="italic" style:font-weight-complex="bold"/>
    </style:style>
    <style:style style:name="T2" style:family="text">
      <style:text-properties style:font-name="Times New Roman1" fo:font-size="14pt" fo:language="uk" fo:country="UA" fo:font-weight="bold" style:font-name-asian="F" style:font-size-asian="14pt" style:font-weight-asian="bold" style:font-name-complex="Times New Roman2" style:font-size-complex="14pt" style:font-weight-complex="bold"/>
    </style:style>
    <style:style style:name="T3" style:family="text">
      <style:text-properties style:font-name="Times New Roman1" fo:font-size="14pt" fo:language="uk" fo:country="UA" style:font-size-asian="14pt" style:font-name-complex="Times New Roman2" style:font-size-complex="14pt"/>
    </style:style>
    <style:style style:name="T4" style:family="text">
      <style:text-properties style:font-name="Times New Roman1" fo:font-size="14pt" fo:language="uk" fo:country="UA" officeooo:rsid="00102a02" style:font-size-asian="14pt" style:font-name-complex="Times New Roman2" style:font-size-complex="14pt"/>
    </style:style>
    <style:style style:name="T5" style:family="text">
      <style:text-properties style:font-name="Times New Roman1" fo:font-size="14pt" fo:language="uk" fo:country="UA" style:font-size-asian="14pt" style:font-name-complex="Times New Roman2" style:font-size-complex="14pt" style:font-style-complex="italic"/>
    </style:style>
    <style:style style:name="T6" style:family="text">
      <style:text-properties style:font-name="Times New Roman1" fo:font-size="14pt" fo:language="uk" fo:country="UA" style:font-size-asian="14pt" style:font-size-complex="14pt" style:font-style-complex="italic"/>
    </style:style>
    <style:style style:name="T7" style:family="text">
      <style:text-properties style:font-name="Times New Roman1" fo:font-size="14pt" fo:language="uk" fo:country="UA" officeooo:rsid="00102a02" style:font-size-asian="14pt" style:font-size-complex="14pt" style:font-style-complex="italic"/>
    </style:style>
    <style:style style:name="T8" style:family="text">
      <style:text-properties style:font-name="Times New Roman1" fo:font-size="14pt" fo:language="uk" fo:country="UA" style:font-name-asian="F" style:font-size-asian="14pt" style:font-name-complex="Times New Roman2" style:font-size-complex="14pt" style:font-style-complex="italic"/>
    </style:style>
    <style:style style:name="T9" style:family="text">
      <style:text-properties style:font-name="Times New Roman1" fo:font-size="14pt" fo:language="uk" fo:country="UA" officeooo:rsid="00102a02" style:font-name-asian="F" style:font-size-asian="14pt" style:font-name-complex="Times New Roman2" style:font-size-complex="14pt" style:font-style-complex="italic"/>
    </style:style>
    <style:style style:name="T10" style:family="text">
      <style:text-properties style:font-name="Times New Roman1" fo:font-size="14pt" fo:language="uk" fo:country="UA" style:font-name-asian="F" style:font-size-asian="14pt" style:font-name-complex="Times New Roman2" style:font-size-complex="14pt"/>
    </style:style>
    <style:style style:name="T11" style:family="text">
      <style:text-properties style:font-name="Times New Roman1" fo:font-size="14pt" fo:language="uk" fo:country="UA" officeooo:rsid="00102a02" style:font-name-asian="F" style:font-size-asian="14pt" style:font-name-complex="Times New Roman2" style:font-size-complex="14pt"/>
    </style:style>
    <style:style style:name="T12" style:family="text">
      <style:text-properties style:font-name="Times New Roman1" fo:font-size="14pt" fo:language="uk" fo:country="UA" style:font-name-asian="F" style:font-size-asian="14pt" style:font-size-complex="14pt" style:font-style-complex="italic"/>
    </style:style>
    <style:style style:name="T13" style:family="text">
      <style:text-properties style:font-name="Times New Roman1" fo:font-size="14pt" fo:language="uk" fo:country="UA" officeooo:rsid="00102a02" style:font-name-asian="F" style:font-size-asian="14pt" style:font-size-complex="14pt" style:font-style-complex="italic"/>
    </style:style>
    <style:style style:name="T14" style:family="text">
      <style:text-properties style:font-name="Times New Roman1" fo:font-size="14pt" fo:language="uk" fo:country="UA" style:font-name-asian="F" style:font-size-asian="14pt" style:font-size-complex="14pt"/>
    </style:style>
    <style:style style:name="T15" style:family="text">
      <style:text-properties style:font-name="Times New Roman1" fo:font-size="14pt" fo:language="uk" fo:country="UA" fo:font-style="italic" fo:font-weight="bold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T16" style:family="text">
      <style:text-properties style:font-name="Times New Roman1" fo:font-size="14pt" fo:language="uk" fo:country="UA" fo:font-style="italic" fo:font-weight="bold" style:font-name-asian="F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T17" style:family="text">
      <style:text-properties style:font-name="Times New Roman1" fo:font-size="14pt" fo:language="uk" fo:country="UA" fo:font-style="italic" fo:font-weight="bold" style:font-name-asian="F" style:font-size-asian="14pt" style:font-style-asian="italic" style:font-weight-asian="bold" style:font-name-complex="Times New Roman2" style:font-size-complex="14pt" style:font-weight-complex="bold"/>
    </style:style>
    <style:style style:name="T18" style:family="text">
      <style:text-properties style:font-name="Times New Roman1" fo:font-size="14pt" fo:language="uk" fo:country="UA" fo:font-style="italic" style:font-name-asian="F" style:font-size-asian="14pt" style:font-style-asian="italic" style:font-size-complex="14pt"/>
    </style:style>
    <style:style style:name="T19" style:family="text">
      <style:text-properties style:font-name="Times New Roman1" fo:font-size="14pt" fo:language="uk" fo:country="UA" fo:font-style="italic" style:font-name-asian="F" style:font-size-asian="14pt" style:font-style-asian="italic" style:font-size-complex="14pt" style:font-style-complex="italic"/>
    </style:style>
    <style:style style:name="T20" style:family="text">
      <style:text-properties style:font-name="Times New Roman1" fo:font-size="14pt" fo:language="uk" fo:country="UA" fo:font-style="italic" style:font-name-asian="F" style:font-size-asian="14pt" style:font-style-asian="italic" style:font-name-complex="Times New Roman2" style:font-size-complex="14pt"/>
    </style:style>
    <style:style style:name="T21" style:family="text">
      <style:text-properties style:font-name="Times New Roman1" fo:font-size="14pt" fo:language="uk" fo:country="UA" fo:font-style="italic" style:font-name-asian="F" style:font-size-asian="14pt" style:font-style-asian="italic" style:font-name-complex="Times New Roman2" style:font-size-complex="14pt" style:font-style-complex="italic"/>
    </style:style>
    <style:style style:name="T22" style:family="text">
      <style:text-properties style:font-name="Times New Roman1" fo:font-size="14pt" fo:language="uk" fo:country="UA" fo:font-style="italic" officeooo:rsid="00102a02" style:font-name-asian="F" style:font-size-asian="14pt" style:font-style-asian="italic" style:font-name-complex="Times New Roman2" style:font-size-complex="14pt" style:font-style-complex="italic"/>
    </style:style>
    <style:style style:name="T23" style:family="text">
      <style:text-properties style:font-name="Times New Roman1" fo:font-size="14pt" fo:language="uk" fo:country="UA" fo:font-style="italic" style:text-underline-style="solid" style:text-underline-width="auto" style:text-underline-color="font-color" style:font-size-asian="14pt" style:font-style-asian="italic" style:font-name-complex="Times New Roman2" style:font-size-complex="14pt" style:font-style-complex="italic"/>
    </style:style>
    <style:style style:name="T24" style:family="text">
      <style:text-properties style:font-name="Times New Roman1" fo:font-size="14pt" fo:language="uk" fo:country="UA" fo:font-style="italic" style:text-underline-style="solid" style:text-underline-width="auto" style:text-underline-color="font-color" officeooo:rsid="00102a02" style:font-size-asian="14pt" style:font-style-asian="italic" style:font-name-complex="Times New Roman2" style:font-size-complex="14pt" style:font-style-complex="italic"/>
    </style:style>
    <style:style style:name="T25" style:family="text">
      <style:text-properties style:font-name="Times New Roman1" fo:font-size="14pt" fo:language="uk" fo:country="UA" fo:font-style="italic" style:text-underline-style="solid" style:text-underline-width="auto" style:text-underline-color="font-color" style:font-name-asian="F" style:font-size-asian="14pt" style:font-style-asian="italic" style:font-name-complex="Times New Roman2" style:font-size-complex="14pt" style:font-style-complex="italic"/>
    </style:style>
    <style:style style:name="T26" style:family="text">
      <style:text-properties style:font-name="Times New Roman1" fo:font-size="14pt" fo:language="uk" fo:country="UA" fo:font-style="italic" style:text-underline-style="solid" style:text-underline-width="auto" style:text-underline-color="font-color" officeooo:rsid="00102a02" style:font-name-asian="F" style:font-size-asian="14pt" style:font-style-asian="italic" style:font-name-complex="Times New Roman2" style:font-size-complex="14pt" style:font-style-complex="italic"/>
    </style:style>
    <style:style style:name="T27" style:family="text">
      <style:text-properties style:font-name="Times New Roman1" fo:font-size="14pt" style:font-size-asian="14pt" style:font-name-complex="Times New Roman2" style:font-size-complex="14pt"/>
    </style:style>
    <style:style style:name="T28" style:family="text">
      <style:text-properties style:font-name="Times New Roman1" fo:font-size="14pt" fo:font-style="italic" style:font-name-asian="F" style:font-size-asian="14pt" style:font-style-asian="italic" style:font-name-complex="Times New Roman2" style:font-size-complex="14pt"/>
    </style:style>
    <style:style style:name="T29" style:family="text">
      <style:text-properties style:font-name="Times New Roman1" fo:font-size="14pt" fo:font-style="italic" style:font-name-asian="F" style:font-size-asian="14pt" style:font-style-asian="italic" style:font-size-complex="14pt"/>
    </style:style>
    <style:style style:name="T30" style:family="text">
      <style:text-properties style:font-name="Times New Roman1" fo:font-size="14pt" fo:font-style="italic" style:text-underline-style="solid" style:text-underline-width="auto" style:text-underline-color="font-color" style:font-name-asian="F" style:font-size-asian="14pt" style:font-style-asian="italic" style:font-name-complex="Times New Roman2" style:font-size-complex="14pt" style:font-style-complex="italic"/>
    </style:style>
    <style:style style:name="T31" style:family="text">
      <style:text-properties style:font-name="Times New Roman1" fo:font-size="14pt" style:font-name-asian="F" style:font-size-asian="14pt" style:font-name-complex="Times New Roman2" style:font-size-complex="14pt" style:font-style-complex="italic"/>
    </style:style>
    <style:style style:name="T32" style:family="text">
      <style:text-properties style:font-name="Times New Roman1" fo:font-size="14pt" style:font-name-asian="F" style:font-size-asian="14pt" style:font-name-complex="Times New Roman2" style:font-size-complex="14pt"/>
    </style:style>
    <style:style style:name="T33" style:family="text">
      <style:text-properties style:font-name="Times New Roman1" fo:font-size="14pt" fo:language="en" fo:country="US" style:font-size-asian="14pt" style:font-size-complex="14pt" style:font-style-complex="italic"/>
    </style:style>
    <style:style style:name="T34" style:family="text">
      <style:text-properties style:font-name="Times New Roman1" fo:font-size="14pt" fo:language="en" fo:country="US" fo:font-style="italic" style:font-name-asian="F" style:font-size-asian="14pt" style:font-style-asian="italic" style:font-name-complex="Times New Roman2" style:font-size-complex="14pt"/>
    </style:style>
    <style:style style:name="T35" style:family="text">
      <style:text-properties fo:font-size="14pt" style:font-size-asian="14pt" style:font-name-complex="Times New Roman2" style:font-size-complex="14pt"/>
    </style:style>
    <style:style style:name="T36" style:family="text">
      <style:text-properties fo:font-size="14pt" officeooo:rsid="00102a02" style:font-size-asian="14pt" style:font-name-complex="Times New Roman2" style:font-size-complex="14pt"/>
    </style:style>
    <style:style style:name="T37" style:family="text">
      <style:text-properties fo:font-size="14pt" fo:language="uk" fo:country="UA" fo:font-weight="bold" style:font-size-asian="14pt" style:font-weight-asian="bold" style:font-name-complex="Times New Roman2" style:font-size-complex="14pt" style:font-weight-complex="bold"/>
    </style:style>
    <style:style style:name="T38" style:family="text">
      <style:text-properties fo:font-size="14pt" fo:language="uk" fo:country="UA" fo:font-weight="bold" officeooo:rsid="00102a02" style:font-size-asian="14pt" style:font-weight-asian="bold" style:font-name-complex="Times New Roman2" style:font-size-complex="14pt" style:font-weight-complex="bold"/>
    </style:style>
    <style:style style:name="T39" style:family="text">
      <style:text-properties fo:font-size="14pt" fo:language="uk" fo:country="UA" fo:font-weight="bold" style:font-size-asian="14pt" style:font-weight-asian="bold" style:font-name-complex="Times New Roman2" style:font-size-complex="14pt" style:font-style-complex="italic" style:font-weight-complex="bold"/>
    </style:style>
    <style:style style:name="T40" style:family="text">
      <style:text-properties fo:font-size="14pt" fo:language="uk" fo:country="UA" style:font-size-asian="14pt" style:font-name-complex="Times New Roman2" style:font-size-complex="14pt"/>
    </style:style>
    <style:style style:name="T41" style:family="text">
      <style:text-properties fo:font-size="14pt" fo:language="uk" fo:country="UA" officeooo:rsid="00102a02" style:font-size-asian="14pt" style:font-name-complex="Times New Roman2" style:font-size-complex="14pt"/>
    </style:style>
    <style:style style:name="T42" style:family="text">
      <style:text-properties style:font-name="Cambria Math" fo:font-size="14pt" fo:language="uk" fo:country="UA" style:font-name-asian="F" style:font-size-asian="14pt" style:font-name-complex="Times New Roman2" style:font-size-complex="14pt" style:font-style-complex="italic"/>
    </style:style>
    <style:style style:name="T43" style:family="text">
      <style:text-properties style:font-name="Cambria Math" fo:font-size="14pt" fo:language="uk" fo:country="UA" style:font-name-asian="F" style:font-size-asian="14pt" style:font-name-complex="Times New Roman2" style:font-size-complex="14pt"/>
    </style:style>
    <style:style style:name="T44" style:family="text">
      <style:text-properties style:font-name="Cambria Math" fo:font-size="14pt" fo:language="uk" fo:country="UA" style:font-name-asian="F" style:font-size-asian="14pt" style:font-name-complex="Cambria Math1" style:font-size-complex="14pt" style:font-style-complex="italic"/>
    </style:style>
    <style:style style:name="T45" style:family="text">
      <style:text-properties style:font-name="Cambria Math" fo:font-size="14pt" fo:language="uk" fo:country="UA" fo:font-style="italic" style:font-name-asian="F" style:font-size-asian="14pt" style:font-style-asian="italic" style:font-name-complex="Times New Roman2" style:font-size-complex="14pt"/>
    </style:style>
    <style:style style:name="T46" style:family="text">
      <style:text-properties style:font-name="Cambria Math" fo:font-size="14pt" fo:language="uk" fo:country="UA" fo:font-style="italic" style:font-name-asian="F" style:font-size-asian="14pt" style:font-style-asian="italic" style:font-name-complex="Times New Roman2" style:font-size-complex="14pt" style:font-style-complex="italic"/>
    </style:style>
    <style:style style:name="T47" style:family="text">
      <style:text-properties style:font-name="Cambria Math" fo:font-size="14pt" fo:language="uk" fo:country="UA" fo:font-style="italic" style:font-name-asian="F" style:font-size-asian="14pt" style:font-style-asian="italic" style:font-name-complex="Cambria Math1" style:font-size-complex="14pt" style:font-style-complex="italic"/>
    </style:style>
    <style:style style:name="T48" style:family="text">
      <style:text-properties style:font-name="Cambria Math" fo:font-size="14pt" fo:language="uk" fo:country="UA" fo:font-style="italic" officeooo:rsid="00102a02" style:font-name-asian="F" style:font-size-asian="14pt" style:font-style-asian="italic" style:font-name-complex="Cambria Math1" style:font-size-complex="14pt" style:font-style-complex="italic"/>
    </style:style>
    <style:style style:name="T49" style:family="text">
      <style:text-properties style:font-name="Cambria Math" fo:font-size="14pt" fo:language="uk" fo:country="UA" fo:font-style="italic" style:font-size-asian="14pt" style:font-style-asian="italic" style:font-name-complex="Times New Roman2" style:font-size-complex="14pt" style:font-style-complex="italic"/>
    </style:style>
    <style:style style:name="T50" style:family="text">
      <style:text-properties style:font-name="Cambria Math" fo:font-size="14pt" style:font-name-asian="F" style:font-size-asian="14pt" style:font-name-complex="Cambria Math1" style:font-size-complex="14pt" style:font-style-complex="italic"/>
    </style:style>
    <style:style style:name="T51" style:family="text">
      <style:text-properties style:text-position="sub 58%" style:font-name="Times New Roman1" fo:font-size="14pt" fo:language="uk" fo:country="UA" style:font-name-asian="F" style:font-size-asian="14pt" style:font-name-complex="Times New Roman2" style:font-size-complex="14pt" style:font-style-complex="italic"/>
    </style:style>
    <style:style style:name="T52" style:family="text">
      <style:text-properties style:font-name="Times New Roman" fo:font-size="14pt" fo:language="uk" fo:country="UA" fo:font-style="italic" style:text-underline-style="solid" style:text-underline-width="auto" style:text-underline-color="font-color" style:font-size-asian="14pt" style:font-style-asian="italic" style:font-name-complex="Times New Roman2" style:font-size-complex="14pt" style:font-style-complex="italic"/>
    </style:style>
    <style:style style:name="T53" style:family="text">
      <style:text-properties style:font-name="Times New Roman" fo:font-size="14pt" fo:language="uk" fo:country="UA" fo:font-style="italic" style:text-underline-style="solid" style:text-underline-width="auto" style:text-underline-color="font-color" officeooo:rsid="00102a02" style:font-size-asian="14pt" style:font-style-asian="italic" style:font-name-complex="Times New Roman2" style:font-size-complex="14pt" style:font-style-complex="italic"/>
    </style:style>
    <style:style style:name="fr1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27"><text:span text:style-name="T35">Звіт</text:span></text:p>
      <text:p text:style-name="P11" loext:marker-style-name="T27"><text:span text:style-name="T35">про виконання завдання з самостійної роботи</text:span></text:p>
      <text:p text:style-name="P11" loext:marker-style-name="T27"><text:span text:style-name="T35">з курсу «</text:span><text:span text:style-name="T40">Послідовності незалежних випробувань</text:span><text:span text:style-name="T35">»</text:span></text:p>
      <text:p text:style-name="P11" loext:marker-style-name="T27"><text:span text:style-name="T35">тема «</text:span><text:span text:style-name="T40">Ймовірності добутку та суми подій</text:span><text:span text:style-name="T35">»</text:span></text:p>
      <text:p text:style-name="P11" loext:marker-style-name="T27"><text:span text:style-name="T35">студент</text:span><text:span text:style-name="T40">ом</text:span><text:span text:style-name="T35"> </text:span><text:span text:style-name="T36">Попов</text:span><text:span text:style-name="T40"> А</text:span><text:span text:style-name="T35">.</text:span><text:span text:style-name="T40"> </text:span><text:span text:style-name="T41">А</text:span><text:span text:style-name="T35">.</text:span><text:span text:style-name="T40"> </text:span><text:span text:style-name="T35">(група К</text:span><text:span text:style-name="T41">С</text:span><text:span text:style-name="T35">-</text:span><text:span text:style-name="T36">231</text:span><text:span text:style-name="T35">)</text:span></text:p>
      <text:p text:style-name="P11" loext:marker-style-name="T27"><text:span text:style-name="T35">в 202</text:span><text:span text:style-name="T40">4</text:span><text:span text:style-name="T35">-202</text:span><text:span text:style-name="T40">5</text:span><text:span text:style-name="T35"> навчальному році</text:span></text:p>
      <text:p text:style-name="P11" loext:marker-style-name="T3"><text:span text:style-name="T38">за індивідуальним варіантом даних №17</text:span></text:p>
      <text:p text:style-name="P14" loext:marker-style-name="T3"/>
      <text:p text:style-name="P12" loext:marker-style-name="T3"><text:span text:style-name="T40"/></text:p>
      <text:p text:style-name="P13" loext:marker-style-name="T3"><text:span text:style-name="T37">Завдання 1. </text:span><text:span text:style-name="T40">Фабрика випускає </text:span><text:span text:style-name="T41">75</text:span><text:span text:style-name="T40"> % продукції першого сорту. Знайти ймовірність того, що із 3</text:span><text:span text:style-name="T41">00</text:span><text:span text:style-name="T40"> виробів, виготовлених фабрикою, кількість першосортних виробів буде: а) </text:span><text:span text:style-name="T41">130</text:span><text:span text:style-name="T40"> виробів; б) </text:span><text:span text:style-name="T41">130</text:span><text:span text:style-name="T40"> – </text:span><text:span text:style-name="T41">150</text:span><text:span text:style-name="T40">; в) не більше </text:span><text:span text:style-name="T41">1</text:span><text:span text:style-name="T40">80.</text:span></text:p>
      <text:p text:style-name="P10"><text:span text:style-name="T39"/></text:p>
      <text:p text:style-name="P10"><text:span text:style-name="T39">Розв’язання:</text:span></text:p>
      <text:p text:style-name="P1" loext:marker-style-name="T3"><text:span text:style-name="T3"/></text:p>
      <text:p text:style-name="P1" loext:marker-style-name="T3"><text:span text:style-name="T3">а) кількість першосортних виробів дорівнює </text:span><text:span text:style-name="T4">75</text:span><text:span text:style-name="T27">%</text:span><text:span text:style-name="T3">;</text:span></text:p>
      <text:p text:style-name="P4" loext:marker-style-name="T3"><text:span text:style-name="T6">Оскільки відомо точну кількість виробів, доцільно буде використати локальну теорему Лапласа</text:span><text:span text:style-name="T3"> (але при її використанні відповіді будуть наближеними, а не точними):</text:span></text:p>
      <text:p text:style-name="P4"><text:span text:style-name="T5">Ймовірність того, що в n незалежних випробуваннях з ймовірністю появи події A рівній p (0&lt;p&lt;1) подія A наступить рівно k разів (байдуже в якій послідовності) визначається за наближеною формулою:</text:span></text:p>
      <text:p text:style-name="P2" loext:marker-style-name="T45"><draw:frame draw:style-name="fr2" draw:name="Object1" text:anchor-type="as-char" svg:width="3.184cm" svg:height="1.035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45">, </text:span><text:span text:style-name="T8">де</text:span></text:p>
      <text:p text:style-name="P2"><text:span text:style-name="T42"><text:s/></text:span><draw:frame draw:style-name="fr1" draw:name="Object2" text:anchor-type="as-char" svg:y="-0.621cm" svg:width="1.686cm" svg:height="1.035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43">, <text:s text:c="4"/></text:span><draw:frame draw:style-name="fr1" draw:name="Object3" text:anchor-type="as-char" svg:y="-0.758cm" svg:width="2.96cm" svg:height="1.175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43">.</text:span></text:p>
      <text:p text:style-name="P1" loext:marker-style-name="T3"><text:span text:style-name="T10">Підставимо значення у формули:</text:span><text:span text:style-name="T10"/></text:p>
      <text:p text:style-name="P9" loext:marker-style-name="T3"><text:span text:style-name="T10"><draw:frame draw:style-name="fr1" draw:name="Object4" text:anchor-type="as-char" svg:y="-0.621cm" svg:width="5.018cm" svg:height="1.035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0">, <text:s text:c="2"/></text:span><text:span text:style-name="T10"><draw:frame draw:style-name="fr1" draw:name="Object5" text:anchor-type="as-char" svg:y="-0.776cm" svg:width="4.706cm" svg:height="1.19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Standard"><text:soft-page-break/><text:span text:style-name="T10"><draw:frame draw:style-name="fr1" draw:name="Object6" text:anchor-type="as-char" svg:y="-0.621cm" svg:width="5.994cm" svg:height="1.035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4"><text:span text:style-name="T16"/></text:p>
      <text:p text:style-name="P4"><text:span text:style-name="T16"/></text:p>
      <text:p text:style-name="P4"><text:span text:style-name="T16">Відповідь:</text:span><text:span text:style-name="T10"> </text:span><text:span text:style-name="T10"><draw:frame draw:style-name="fr1" draw:name="Object7" text:anchor-type="as-char" svg:y="-0.404cm" svg:width="2.125cm" svg:height="0.55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0">. </text:span></text:p>
      <text:p text:style-name="P4"><text:span text:style-name="T10"/></text:p>
      <text:p text:style-name="P4" loext:marker-style-name="T18"><text:span text:style-name="T23">б) кількість першосортних виробів </text:span><text:span text:style-name="T53">130</text:span><text:span text:style-name="T52"> – </text:span><text:span text:style-name="T53">150</text:span><text:span text:style-name="T23">;</text:span></text:p>
      <text:p text:style-name="P4" loext:marker-style-name="T12"><text:span text:style-name="T12">Оскільки кількість разів </text:span><text:span text:style-name="T6">появи події А </text:span><text:span text:style-name="T7">c</text:span><text:span text:style-name="T6">еред </text:span><text:span text:style-name="T33">n</text:span><text:span text:style-name="T6"> випробувань (першосортних виробів) </text:span><text:span text:style-name="T12">коливається від </text:span><text:span text:style-name="T13">130</text:span><text:span text:style-name="T12"> до </text:span><text:span text:style-name="T13">150</text:span><text:span text:style-name="T6">, то можна скористатися інтегральною теоремою </text:span><text:span text:style-name="T12">Лапласа:</text:span></text:p>
      <text:p text:style-name="P1" loext:marker-style-name="T12"><text:span text:style-name="T8">Ймовірність того, що в п незалежних випробуваннях, в кожному з яких ймовірність появи події рівна р (0&lt;р&lt;1), подія наступить не менше k</text:span><text:span text:style-name="T51">1</text:span><text:span text:style-name="T8"> разів і не більше k</text:span><text:span text:style-name="T51">2</text:span><text:span text:style-name="T8"> разів приблизно рівна</text:span><text:span text:style-name="T20">:</text:span></text:p>
      <text:p text:style-name="P2" loext:marker-style-name="T12"><text:span text:style-name="T44"/></text:p>
      <text:p text:style-name="P2" loext:marker-style-name="T12"><text:span text:style-name="T44">𝑃</text:span><text:span text:style-name="T12">(</text:span><text:span text:style-name="T44">𝑘</text:span><text:span text:style-name="T12">1; </text:span><text:span text:style-name="T44">𝑘</text:span><text:span text:style-name="T12">2) = </text:span><draw:frame draw:style-name="fr1" draw:name="Object8" text:anchor-type="as-char" svg:y="-0.386cm" svg:width="3.976cm" svg:height="0.51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12">, де</text:span></text:p>
      <text:p text:style-name="P2" loext:marker-style-name="T14"><text:span text:style-name="T12">p = 0,</text:span><text:span text:style-name="T13">75</text:span><text:span text:style-name="T12">, q = 0,2</text:span><text:span text:style-name="T13">5</text:span><text:span text:style-name="T12">, n = 3</text:span><text:span text:style-name="T13">0</text:span><text:span text:style-name="T12">0, k1 = </text:span><text:span text:style-name="T13">130</text:span><text:span text:style-name="T12">, k2 = </text:span><text:span text:style-name="T13">150</text:span><text:span text:style-name="T12">, </text:span><draw:frame draw:style-name="fr2" draw:name="Object9" text:anchor-type="as-char" svg:width="1.73cm" svg:height="0.5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19"><text:s/>– </text:span><text:span text:style-name="T14">функція Лапласа,</text:span></text:p>
      <text:p text:style-name="P3" loext:marker-style-name="T19"><draw:frame draw:style-name="fr2" draw:name="Object10" text:anchor-type="as-char" svg:width="4.062cm" svg:height="1.099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19">.</text:span></text:p>
      <text:p text:style-name="P5" loext:marker-style-name="T29"><text:span text:style-name="T19">Обчислимо </text:span><draw:frame draw:style-name="fr2" draw:name="Object11" text:anchor-type="as-char" svg:width="1.323cm" svg:height="0.529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29">:</text:span></text:p>
      <text:p text:style-name="P3"><draw:frame draw:style-name="fr1" draw:name="Object12" text:anchor-type="as-char" svg:y="-0.621cm" svg:width="5.128cm" svg:height="1.035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18">.</text:span><draw:frame draw:style-name="fr1" draw:name="Object13" text:anchor-type="as-char" svg:y="-0.621cm" svg:width="4.856cm" svg:height="1.035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18">.<text:line-break/></text:span><draw:frame draw:style-name="fr1" draw:name="Object14" text:anchor-type="as-char" svg:y="-0.404cm" svg:width="6.678cm" svg:height="0.526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3"><draw:frame draw:style-name="fr1" draw:name="Object15" text:anchor-type="as-char" svg:y="-0.404cm" svg:width="6.008cm" svg:height="0.526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3"><draw:frame draw:style-name="fr1" draw:name="Object16" text:anchor-type="as-char" svg:y="-0.404cm" svg:width="6.588cm" svg:height="0.52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4" loext:marker-style-name="T10"><text:span text:style-name="T16">Відповідь:</text:span><text:span text:style-name="T20"> </text:span><text:span text:style-name="T47">𝑃</text:span><text:span text:style-name="T21">(</text:span><text:span text:style-name="T48">130</text:span><text:span text:style-name="T21">; </text:span><text:span text:style-name="T48">150</text:span><text:span text:style-name="T21">)</text:span><text:span text:style-name="T46"> </text:span><text:span text:style-name="T20"><draw:frame draw:style-name="fr2" draw:name="Object17" text:anchor-type="as-char" svg:width="0.512cm" svg:height="0.46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0">.</text:span></text:p>
      <text:p text:style-name="P4" loext:marker-style-name="T10"><text:span text:style-name="T20"/></text:p>
      <text:p text:style-name="P4" loext:marker-style-name="T18"><text:span text:style-name="T23">в) кількість першосортних виробів не більша за </text:span><text:span text:style-name="T24">1</text:span><text:span text:style-name="T23">80;</text:span></text:p>
      <text:p text:style-name="P4" loext:marker-style-name="T19"><text:span text:style-name="T20">Для розв’язання цієї підзадачі також доцільно </text:span><text:span text:style-name="T21">використати інтегральну формулу Лапласа. Значення коливається від 0 до </text:span><text:span text:style-name="T22">1</text:span><text:span text:style-name="T21">80:</text:span></text:p>
      <text:p text:style-name="P2" loext:marker-style-name="T12"><text:span text:style-name="T44">𝑃</text:span><text:span text:style-name="T12">(</text:span><text:span text:style-name="T44">𝑘</text:span><text:span text:style-name="T12">1; </text:span><text:span text:style-name="T44">𝑘</text:span><text:span text:style-name="T12">2) = </text:span><draw:frame draw:style-name="fr2" draw:name="Object18" text:anchor-type="as-char" svg:width="3.976cm" svg:height="0.51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12">, де</text:span></text:p>
      <text:p text:style-name="P2" loext:marker-style-name="T14"><text:soft-page-break/><text:span text:style-name="T12">p = 0,</text:span><text:span text:style-name="T13">75</text:span><text:span text:style-name="T12">, q = 0,2</text:span><text:span text:style-name="T13">5</text:span><text:span text:style-name="T12">, n = 3</text:span><text:span text:style-name="T13">0</text:span><text:span text:style-name="T12">0, k1 = 0, k2 =</text:span><text:span text:style-name="T13">1</text:span><text:span text:style-name="T12">80, </text:span><draw:frame draw:style-name="fr2" draw:name="Object19" text:anchor-type="as-char" svg:width="1.73cm" svg:height="0.51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19"><text:s/>– </text:span><text:span text:style-name="T14">функція Лапласа,</text:span></text:p>
      <text:p text:style-name="P3" loext:marker-style-name="T19"><draw:frame draw:style-name="fr2" draw:name="Object20" text:anchor-type="as-char" svg:width="4.062cm" svg:height="1.099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19">.</text:span></text:p>
      <text:p text:style-name="P5" loext:marker-style-name="T29"><text:span text:style-name="T19">Обчислимо </text:span><draw:frame draw:style-name="fr2" draw:name="Object21" text:anchor-type="as-char" svg:width="1.323cm" svg:height="0.529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9">:</text:span></text:p>
      <text:p text:style-name="P3"><draw:frame draw:style-name="fr1" draw:name="Object22" text:anchor-type="as-char" svg:y="-0.621cm" svg:width="4.822cm" svg:height="1.035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18">.</text:span><draw:frame draw:style-name="fr1" draw:name="Object23" text:anchor-type="as-char" svg:y="-0.621cm" svg:width="4.711cm" svg:height="1.035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text:span text:style-name="T18">.<text:line-break/></text:span><draw:frame draw:style-name="fr1" draw:name="Object24" text:anchor-type="as-char" svg:y="-0.404cm" svg:width="5.851cm" svg:height="0.526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3"><draw:frame draw:style-name="fr1" draw:name="Object25" text:anchor-type="as-char" svg:y="-0.404cm" svg:width="5.599cm" svg:height="0.526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3"><draw:frame draw:style-name="fr1" draw:name="Object26" text:anchor-type="as-char" svg:y="-0.404cm" svg:width="5.549cm" svg:height="0.52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4"><text:span text:style-name="T15">Відповідь:</text:span><text:span text:style-name="T3"> </text:span><text:span text:style-name="T44">𝑃</text:span><text:span text:style-name="T12">(</text:span><text:span text:style-name="T50">0</text:span><text:span text:style-name="T12">; </text:span><text:span text:style-name="T13">1</text:span><text:span text:style-name="T44">80</text:span><text:span text:style-name="T12">)</text:span><text:span text:style-name="T49"> </text:span><draw:frame draw:style-name="fr2" draw:name="Object27" text:anchor-type="as-char" svg:width="0.512cm" svg:height="0.469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10">.</text:span></text:p>
      <text:p text:style-name="P5" loext:marker-style-name="T10"><text:span text:style-name="T21"><text:tab/></text:span><text:span text:style-name="T16">Висновок</text:span><text:span text:style-name="T21">: для розв’язання підзадач даної задачі варто застосовувати локальну та інтегральну теореми Лапласа.</text:span></text:p>
      <text:p text:style-name="P5" loext:marker-style-name="T10"><text:span text:style-name="T21"/></text:p>
      <text:p text:style-name="P1" loext:marker-style-name="T10"><text:span text:style-name="T2">Завдання 2.</text:span><text:span text:style-name="T10"> Серед великої кількості мікросхем, що знаходяться в комплекті, 1</text:span><text:span text:style-name="T11">7</text:span><text:span text:style-name="T10">% – нестандартні. Знайти ймовірності того, що серед </text:span><text:span text:style-name="T11">3</text:span><text:span text:style-name="T10"> мікросхем, навмання взятих із комплекту, буде:</text:span></text:p>
      <text:p text:style-name="P1" loext:marker-style-name="T10"><text:span text:style-name="T10">а) тільки одна нестандартна;</text:span></text:p>
      <text:p text:style-name="P1" loext:marker-style-name="T10"><text:span text:style-name="T10">б) принаймні одна нестандартна.</text:span></text:p>
      <text:p text:style-name="P2" loext:marker-style-name="T10"><text:span text:style-name="T1">Розв’язання:</text:span></text:p>
      <text:p text:style-name="P1" loext:marker-style-name="T25"><text:span text:style-name="T25">а) тільки одна нестандартна;</text:span></text:p>
      <text:p text:style-name="P1" loext:marker-style-name="T10"><text:span text:style-name="T10">Для розв’язання використаємо формулу Бернулі:</text:span></text:p>
      <text:p text:style-name="P1" loext:marker-style-name="T10"><text:span text:style-name="T21">Ймовірність того, що в n незалежних випробуваннях, в кожному з яких ймовірність появи події рівна р , подія наступить рівно k раз (байдуже, в якій послідовності), рівна:</text:span></text:p>
      <text:p text:style-name="P1" loext:marker-style-name="T10"><text:span text:style-name="T21"/></text:p>
      <text:p text:style-name="P2" loext:marker-style-name="T32"><text:span text:style-name="T21"><draw:frame draw:style-name="fr2" draw:name="Object28" text:anchor-type="as-char" svg:width="3.189cm" svg:height="0.593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1">, де </text:span><text:span text:style-name="T21"><draw:frame draw:style-name="fr1" draw:name="Object29" text:anchor-type="as-char" svg:y="-0.377cm" svg:width="6.264cm" svg:height="0.469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2" loext:marker-style-name="T28"><draw:frame draw:style-name="fr1" draw:name="Object30" text:anchor-type="as-char" svg:y="-0.437cm" svg:width="9.23cm" svg:height="0.593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28">.</text:span></text:p>
      <text:p text:style-name="P4" loext:marker-style-name="T10"><text:span text:style-name="T16">Відповідь:</text:span><text:span text:style-name="T21"> </text:span><text:span text:style-name="T21"><draw:frame draw:style-name="fr1" draw:name="Object31" text:anchor-type="as-char" svg:y="-0.404cm" svg:width="2.937cm" svg:height="0.557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21">.</text:span></text:p>
      <text:p text:style-name="P4" loext:marker-style-name="T10"><text:span text:style-name="T21"/></text:p>
      <text:p text:style-name="P1" loext:marker-style-name="T25"><text:soft-page-break/><text:span text:style-name="T25">б) принаймні одна нестандартна;</text:span></text:p>
      <text:p text:style-name="P4" loext:marker-style-name="T10"><text:span text:style-name="T10">Наша подія, де принаймні одна нестандартна, утворює групу з подією, де немає жодної нестандартної деталі, тому спочатку обчислюємо ймовірність події, в якій буде 0 нестандартних деталей за допомогою формули Бернуллі, а потім за формулою доповнення ймовірність, коли хоча б одна деталь буде нестандартною:</text:span></text:p>
      <text:p text:style-name="P2" loext:marker-style-name="T32"><draw:frame draw:style-name="fr2" draw:name="Object32" text:anchor-type="as-char" svg:width="3.189cm" svg:height="0.593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3">, де </text:span><draw:frame draw:style-name="fr1" draw:name="Object33" text:anchor-type="as-char" svg:y="-0.377cm" svg:width="6.752cm" svg:height="0.469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32">.</text:span></text:p>
      <text:p text:style-name="P2" loext:marker-style-name="T28"><draw:frame draw:style-name="fr1" draw:name="Object34" text:anchor-type="as-char" svg:y="-0.437cm" svg:width="9.14cm" svg:height="0.593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28">.</text:span></text:p>
      <text:p text:style-name="P2" loext:marker-style-name="T20"><text:span text:style-name="T8">Тепер обчислимо </text:span><draw:frame draw:style-name="fr2" draw:name="Object35" text:anchor-type="as-char" svg:width="0.873cm" svg:height="0.52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31">:</text:span><text:span text:style-name="T28"><text:line-break/></text:span><draw:frame draw:style-name="fr1" draw:name="Object36" text:anchor-type="as-char" svg:y="-0.404cm" svg:width="7.512cm" svg:height="0.557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4" loext:marker-style-name="T10"><text:span text:style-name="T15">Відповідь:</text:span><text:span text:style-name="T3"> </text:span><draw:frame draw:style-name="fr1" draw:name="Object37" text:anchor-type="as-char" svg:y="-0.404cm" svg:width="2.93cm" svg:height="0.52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10">.</text:span></text:p>
      <text:p text:style-name="P4" loext:marker-style-name="T10"><text:span text:style-name="T16">Висновок</text:span><text:span text:style-name="T21">: для цього виду задач краще використовувати формулу Бернуллі.</text:span></text:p>
      <text:p text:style-name="P4" loext:marker-style-name="T10"><text:span text:style-name="T21"/></text:p>
      <text:p text:style-name="P4" loext:marker-style-name="T10"><text:span text:style-name="T2">Завдання 3</text:span><text:span text:style-name="T10">. Телефонна станція обслуговує 2000 абонентів. Ймовірність того, що будь-який абонент зателефонує на станцію протягом години, дорівнює 0,001. Знайти ймовірності того, що протягом години на телефонну станції зателефонують:</text:span></text:p>
      <text:p text:style-name="P4" loext:marker-style-name="T10"><text:span text:style-name="T10">а) </text:span><text:span text:style-name="T11">3</text:span><text:span text:style-name="T10"> абоненти;</text:span></text:p>
      <text:p text:style-name="P4" loext:marker-style-name="T10"><text:span text:style-name="T10">б) не більше </text:span><text:span text:style-name="T11">2 </text:span><text:span text:style-name="T10">абонентів.</text:span></text:p>
      <text:p text:style-name="P2" loext:marker-style-name="T10"><text:span text:style-name="T1">Розв’язання:</text:span></text:p>
      <text:p text:style-name="P4" loext:marker-style-name="T25"><text:span text:style-name="T25">а) зателефонує </text:span><text:span text:style-name="T26">3</text:span><text:span text:style-name="T25"> абоненти;</text:span></text:p>
      <text:p text:style-name="P4" loext:marker-style-name="T10"><text:span text:style-name="T10">Оскільки загальна кількість випробувань велика (2000), а значення ймовірності дуже маленьке(p=0.001), то скористаємось формулою Пуассона:</text:span></text:p>
      <text:p text:style-name="P2" loext:marker-style-name="T32"><draw:frame draw:style-name="fr2" draw:name="Object38" text:anchor-type="as-char" svg:width="2.425cm" svg:height="1.06cm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32">, </text:span><text:span text:style-name="T10">де </text:span><draw:frame draw:style-name="fr2" draw:name="Object39" text:anchor-type="as-char" svg:width="1.259cm" svg:height="0.469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32">.</text:span></text:p>
      <text:p text:style-name="P4" loext:marker-style-name="T28"><draw:frame draw:style-name="fr2" draw:name="Object40" text:anchor-type="as-char" svg:width="3.196cm" svg:height="0.469cm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text:span text:style-name="T34">.</text:span></text:p>
      <text:p text:style-name="P6" loext:marker-style-name="T20"><draw:frame draw:style-name="fr1" draw:name="Object41" text:anchor-type="as-char" svg:y="-0.681cm" svg:width="6.304cm" svg:height="1.12cm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4" loext:marker-style-name="T10"><text:span text:style-name="T15">Відповідь:</text:span><text:span text:style-name="T3"> </text:span><draw:frame draw:style-name="fr1" draw:name="Object42" text:anchor-type="as-char" svg:y="-0.404cm" svg:width="3.567cm" svg:height="0.557cm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text:span text:style-name="T10">.</text:span></text:p>
      <text:p text:style-name="P7" loext:marker-style-name="T10"/>
      <text:p text:style-name="P4" loext:marker-style-name="T25"><text:soft-page-break/><text:span text:style-name="T25">б) зателефонує не більше </text:span><text:span text:style-name="T26">2</text:span><text:span text:style-name="T25"> абонентів;</text:span></text:p>
      <text:p text:style-name="P4" loext:marker-style-name="T8"><text:span text:style-name="T8">Якщо не більше </text:span><text:span text:style-name="T9">2</text:span><text:span text:style-name="T8">, то виходить що можуть зателефонувати лише перші </text:span><text:span text:style-name="T9">2 </text:span><text:span text:style-name="T8">абонентів</text:span><text:span text:style-name="T31"> (</text:span><text:span text:style-name="T8">від 0 до </text:span><text:span text:style-name="T9">2</text:span><text:span text:style-name="T31">)</text:span><text:span text:style-name="T8">, тому представимо подію у вигляді суми подій:</text:span></text:p>
      <text:p text:style-name="P2" loext:marker-style-name="T28"><draw:frame draw:style-name="fr1" draw:name="Object43" text:anchor-type="as-char" svg:y="-0.404cm" svg:width="6.186cm" svg:height="0.557cm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28">.</text:span></text:p>
      <text:p text:style-name="P4" loext:marker-style-name="T21"><text:span text:style-name="T21">Обчислимо кожну подію окремо:</text:span></text:p>
      <text:p text:style-name="P4" loext:marker-style-name="T20"><draw:frame draw:style-name="fr2" draw:name="Object44" text:anchor-type="as-char" svg:width="4.411cm" svg:height="1.06cm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20">;</text:span></text:p>
      <text:p text:style-name="P4" loext:marker-style-name="T20"><draw:frame draw:style-name="fr2" draw:name="Object45" text:anchor-type="as-char" svg:width="4.396cm" svg:height="1.06cm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0">;</text:span></text:p>
      <text:p text:style-name="P4" loext:marker-style-name="T20"><draw:frame draw:style-name="fr2" draw:name="Object46" text:anchor-type="as-char" svg:width="4.408cm" svg:height="1.06cm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text:span text:style-name="T20">;</text:span></text:p>
      <text:p text:style-name="P4" loext:marker-style-name="T20"/>
      <text:p text:style-name="P2" loext:marker-style-name="T28"><draw:frame draw:style-name="fr1" draw:name="Object48" text:anchor-type="as-char" svg:y="-0.404cm" svg:width="7.255cm" svg:height="0.52cm" draw:z-index="46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28">.</text:span></text:p>
      <text:p text:style-name="P4" loext:marker-style-name="T10"><text:span text:style-name="T15">Відповідь:</text:span><text:span text:style-name="T3"> </text:span><draw:frame draw:style-name="fr1" draw:name="Object49" text:anchor-type="as-char" svg:y="-0.404cm" svg:width="2.498cm" svg:height="0.52cm" draw:z-index="47"><draw:object xlink:href="./Object 49" xlink:type="simple" xlink:show="embed" xlink:actuate="onLoad"/><draw:image xlink:href="./ObjectReplacements/Object 49" xlink:type="simple" xlink:show="embed" xlink:actuate="onLoad"/><svg:desc>formula</svg:desc></draw:frame><text:span text:style-name="T10">.</text:span></text:p>
      <text:p text:style-name="P1"><text:span text:style-name="T17">Висновок</text:span><text:span text:style-name="T8">: </text:span><text:span text:style-name="T14">при великих значеннях випробувань та дуже маленьких значеннях ймовірності необхідно використовувати формулу Пуассона.</text:span></text:p>
      <text:p text:style-name="P8">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5:39:15.450640437</meta:creation-date>
    <dc:date>2024-12-03T02:45:57.881462450</dc:date>
    <meta:editing-duration>PT11H6M43S</meta:editing-duration>
    <meta:editing-cycles>1</meta:editing-cycles>
    <meta:document-statistic meta:table-count="0" meta:image-count="0" meta:object-count="48" meta:page-count="5" meta:paragraph-count="77" meta:word-count="544" meta:character-count="3585" meta:non-whitespace-character-count="3091"/>
    <meta:generator>LibreOffice/7.6.7.2$Linux_X86_64 LibreOffice_project/60$Build-2</meta:generator>
  </office:meta>
</office:document-meta>
</file>

<file path=Object 1/content.xml><?xml version="1.0" encoding="utf-8"?>
<math xmlns="http://www.w3.org/1998/Math/MathML" display="block">
  <semantics>
    <mrow>
      <mi>x</mi>
      <mo stretchy="false">=</mo>
      <mfrac>
        <mrow>
          <mi>k</mi>
          <mo stretchy="false">−</mo>
          <mi mathvariant="italic">np</mi>
        </mrow>
        <msqrt>
          <mi mathvariant="italic">npq</mi>
        </msqrt>
      </mfrac>
    </mrow>
    <annotation encoding="StarMath 5.0">x= {k-np} over {sqrt {npq}}</annotation>
  </semantics>
</math>
</file>

<file path=Object 10/content.xml><?xml version="1.0" encoding="utf-8"?>
<math xmlns="http://www.w3.org/1998/Math/MathML" display="block">
  <semantics>
    <mrow>
      <mi>Φ</mi>
      <mrow>
        <mrow>
          <mo fence="true" form="prefix" stretchy="false">(</mo>
          <mrow>
            <mrow>
              <mi>x</mi>
              <mrow/>
              <mrow>
                <mrow/>
                <mi>'</mi>
              </mrow>
            </mrow>
          </mrow>
          <mo fence="true" form="postfix" stretchy="false">)</mo>
        </mrow>
        <mrow/>
      </mrow>
    </mrow>
    <annotation encoding="StarMath 5.0">Φ {( x} ^ {'} )</annotation>
  </semantics>
</math>
</file>

<file path=Object 11/content.xml><?xml version="1.0" encoding="utf-8"?>
<math xmlns="http://www.w3.org/1998/Math/MathML" display="block">
  <semantics>
    <mrow>
      <mrow>
        <msup>
          <mi>x</mi>
          <mi>'</mi>
        </msup>
        <mo stretchy="false">=</mo>
        <mfrac>
          <mrow>
            <msub>
              <mi>k</mi>
              <mn>1</mn>
            </msub>
            <mo stretchy="false">−</mo>
            <mi mathvariant="italic">np</mi>
          </mrow>
          <msqrt>
            <mi mathvariant="italic">npq</mi>
          </msqrt>
        </mfrac>
      </mrow>
      <mi>,</mi>
      <mrow>
        <msup>
          <mi>x</mi>
          <mrow>
            <mi>'</mi>
            <mi>'</mi>
          </mrow>
        </msup>
        <mo stretchy="false">=</mo>
        <mfrac>
          <mrow>
            <msub>
              <mi>k</mi>
              <mn>2</mn>
            </msub>
            <mo stretchy="false">−</mo>
            <mi mathvariant="italic">np</mi>
          </mrow>
          <msqrt>
            <mi mathvariant="italic">npq</mi>
          </msqrt>
        </mfrac>
      </mrow>
    </mrow>
    <annotation encoding="StarMath 5.0">{x} ^ {'} = {{k} rsub {1} - np} over {sqrt {npq}} ,  {x} ^ {''} = {{k} rsub {2} - np} over {sqrt {npq}}</annotation>
  </semantics>
</math>
</file>

<file path=Object 12/content.xml><?xml version="1.0" encoding="utf-8"?>
<math xmlns="http://www.w3.org/1998/Math/MathML" display="block">
  <semantics>
    <mrow>
      <msup>
        <mi>x</mi>
        <mi>'</mi>
      </msup>
      <mi mathvariant="italic">та</mi>
      <msup>
        <mi>x</mi>
        <mrow>
          <mi>'</mi>
          <mi>'</mi>
        </mrow>
      </msup>
    </mrow>
    <annotation encoding="StarMath 5.0">{x} ^ {'}   та  {x} ^ {''}</annotation>
  </semantics>
</math>
</file>

<file path=Object 13/content.xml><?xml version="1.0" encoding="utf-8"?>
<math xmlns="http://www.w3.org/1998/Math/MathML" display="block">
  <semantics>
    <mrow>
      <mrow>
        <msup>
          <mi>x</mi>
          <mi>'</mi>
        </msup>
        <mo stretchy="false">=</mo>
        <mfrac>
          <mrow>
            <mrow>
              <mn>130</mn>
              <mo stretchy="false">−</mo>
              <mn>300</mn>
            </mrow>
            <mi>∙</mi>
            <mn>0.</mn>
            <mn>75</mn>
          </mrow>
          <msqrt>
            <mrow>
              <mn>300</mn>
              <mi>∙</mi>
              <mn>0.</mn>
              <mn>75</mn>
              <mi>∙</mi>
              <mn>0.</mn>
              <mn>25</mn>
            </mrow>
          </msqrt>
        </mfrac>
        <mo stretchy="false">=</mo>
        <mrow>
          <mo stretchy="false">−</mo>
          <mn>12</mn>
        </mrow>
      </mrow>
      <mi>,</mi>
      <mn>6</mn>
    </mrow>
    <annotation encoding="StarMath 5.0">{x} ^ {'} = {130 - 300 ∙0. 75} over {sqrt {300 ∙0. 75 ∙0. 25}} =-12,6</annotation>
  </semantics>
</math>
</file>

<file path=Object 14/content.xml><?xml version="1.0" encoding="utf-8"?>
<math xmlns="http://www.w3.org/1998/Math/MathML" display="block">
  <semantics>
    <mrow>
      <mrow>
        <msup>
          <mi>x</mi>
          <mrow>
            <mi>'</mi>
            <mi>'</mi>
          </mrow>
        </msup>
        <mo stretchy="false">=</mo>
        <mfrac>
          <mrow>
            <mrow>
              <mn>150</mn>
              <mo stretchy="false">−</mo>
              <mn>300</mn>
            </mrow>
            <mi>∙</mi>
            <mn>0.</mn>
            <mn>75</mn>
          </mrow>
          <msqrt>
            <mrow>
              <mn>300</mn>
              <mi>∙</mi>
              <mn>0.</mn>
              <mn>75</mn>
              <mi>∙</mi>
              <mn>0.</mn>
              <mn>25</mn>
            </mrow>
          </msqrt>
        </mfrac>
        <mo stretchy="false">=</mo>
        <mrow>
          <mo stretchy="false">−</mo>
          <mn>1</mn>
        </mrow>
      </mrow>
      <mn>0</mn>
    </mrow>
    <annotation encoding="StarMath 5.0">{x} ^ {''} = {150 - 300 ∙0. 75} over {sqrt {300 ∙0. 75 ∙0. 25}} =- 1 0</annotation>
  </semantics>
</math>
</file>

<file path=Object 15/content.xml><?xml version="1.0" encoding="utf-8"?>
<math xmlns="http://www.w3.org/1998/Math/MathML" display="block">
  <semantics>
    <mrow>
      <mi>Φ</mi>
      <mrow>
        <mrow>
          <mrow>
            <mrow>
              <mo fence="true" form="prefix" stretchy="false">(</mo>
              <mrow>
                <mrow>
                  <mi>x</mi>
                  <mrow/>
                  <mrow>
                    <mrow/>
                    <mi>'</mi>
                  </mrow>
                </mrow>
              </mrow>
              <mo fence="true" form="postfix" stretchy="false">)</mo>
            </mrow>
            <mo stretchy="false">=</mo>
            <mi>Φ</mi>
          </mrow>
          <mrow>
            <mrow>
              <mo fence="true" form="prefix" stretchy="true">(</mo>
              <mrow>
                <mrow>
                  <mrow>
                    <mo stretchy="false">−</mo>
                    <mn>12</mn>
                  </mrow>
                  <mi>,</mi>
                  <mn>6</mn>
                </mrow>
              </mrow>
              <mo fence="true" form="postfix" stretchy="true">)</mo>
            </mrow>
            <mo stretchy="false">=</mo>
            <mrow>
              <mo stretchy="false">−</mo>
              <mi>Φ</mi>
            </mrow>
          </mrow>
          <mrow>
            <mo fence="true" form="prefix" stretchy="true">(</mo>
            <mrow>
              <mrow>
                <mn>12</mn>
                <mi>,</mi>
                <mn>6</mn>
              </mrow>
            </mrow>
            <mo fence="true" form="postfix" stretchy="true">)</mo>
          </mrow>
          <mi>≈</mi>
          <mn>0</mn>
          <mi>;</mi>
        </mrow>
        <mrow/>
      </mrow>
    </mrow>
    <annotation encoding="StarMath 5.0">Φ {(x} ^ {'} )= Φ left (- 12,6 right ) =-Φ left (12,6 right ) ≈0;</annotation>
  </semantics>
</math>
</file>

<file path=Object 16/content.xml><?xml version="1.0" encoding="utf-8"?>
<math xmlns="http://www.w3.org/1998/Math/MathML" display="block">
  <semantics>
    <mrow>
      <mi>Φ</mi>
      <mrow>
        <mrow>
          <mrow>
            <mrow>
              <mo fence="true" form="prefix" stretchy="false">(</mo>
              <mrow>
                <mrow>
                  <mi>x</mi>
                  <mrow/>
                  <mrow>
                    <mrow/>
                    <mrow>
                      <mi>'</mi>
                      <mi>'</mi>
                    </mrow>
                  </mrow>
                </mrow>
              </mrow>
              <mo fence="true" form="postfix" stretchy="false">)</mo>
            </mrow>
            <mo stretchy="false">=</mo>
            <mi>Φ</mi>
          </mrow>
          <mrow>
            <mrow>
              <mo fence="true" form="prefix" stretchy="true">(</mo>
              <mrow>
                <mrow>
                  <mo stretchy="false">−</mo>
                  <mn>10</mn>
                </mrow>
              </mrow>
              <mo fence="true" form="postfix" stretchy="true">)</mo>
            </mrow>
            <mo stretchy="false">=</mo>
            <mrow>
              <mo stretchy="false">−</mo>
              <mi>Φ</mi>
            </mrow>
          </mrow>
          <mrow>
            <mo fence="true" form="prefix" stretchy="true">(</mo>
            <mrow>
              <mn>10</mn>
            </mrow>
            <mo fence="true" form="postfix" stretchy="true">)</mo>
          </mrow>
          <mi>≈</mi>
          <mn>0</mn>
          <mi>;</mi>
        </mrow>
        <mrow/>
      </mrow>
    </mrow>
    <annotation encoding="StarMath 5.0">Φ {(x} ^ {' '} )= Φ left (- 10 right ) =-Φ left (10 right ) ≈0;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row>
              <mn>130</mn>
              <mi>;</mi>
              <mn>150</mn>
            </mrow>
          </mrow>
          <mo fence="true" form="postfix" stretchy="true">)</mo>
        </mrow>
        <mo stretchy="false">=</mo>
        <mi>Φ</mi>
      </mrow>
      <mrow>
        <mrow>
          <mo fence="true" form="prefix" stretchy="true">(</mo>
          <mrow>
            <mrow>
              <mo stretchy="false">−</mo>
              <mn>10</mn>
            </mrow>
          </mrow>
          <mo fence="true" form="postfix" stretchy="true">)</mo>
        </mrow>
        <mo stretchy="false">−</mo>
        <mi>Φ</mi>
      </mrow>
      <mrow>
        <mo fence="true" form="prefix" stretchy="true">(</mo>
        <mrow>
          <mrow>
            <mrow>
              <mo stretchy="false">−</mo>
              <mn>12</mn>
            </mrow>
            <mi>,</mi>
            <mn>6</mn>
          </mrow>
        </mrow>
        <mo fence="true" form="postfix" stretchy="true">)</mo>
      </mrow>
      <mi>≈</mi>
      <mn>0</mn>
      <mi>;</mi>
    </mrow>
    <annotation encoding="StarMath 5.0">P left (130 ;  150 right ) = Φ left (- 10 right ) -Φ left (- 12,6 right ) ≈0;</annotation>
  </semantics>
</math>
</file>

<file path=Object 18/content.xml><?xml version="1.0" encoding="utf-8"?>
<math xmlns="http://www.w3.org/1998/Math/MathML" display="block">
  <semantics>
    <mrow>
      <mi>Φ</mi>
      <mrow>
        <mrow>
          <mrow>
            <mrow>
              <mo fence="true" form="prefix" stretchy="false">(</mo>
              <mrow>
                <mrow>
                  <mi>x</mi>
                  <mrow/>
                  <mrow>
                    <mrow/>
                    <mrow>
                      <mi>'</mi>
                      <mi>'</mi>
                    </mrow>
                  </mrow>
                </mrow>
              </mrow>
              <mo fence="true" form="postfix" stretchy="false">)</mo>
            </mrow>
            <mo stretchy="false">−</mo>
            <mi>Φ</mi>
          </mrow>
          <mrow>
            <mrow>
              <mo fence="true" form="prefix" stretchy="false">(</mo>
              <mrow>
                <mrow>
                  <mi>x</mi>
                  <mrow/>
                  <mrow>
                    <mrow/>
                    <mi>'</mi>
                  </mrow>
                </mrow>
              </mrow>
              <mo fence="true" form="postfix" stretchy="false">)</mo>
            </mrow>
            <mrow/>
          </mrow>
        </mrow>
        <mrow/>
      </mrow>
    </mrow>
    <annotation encoding="StarMath 5.0">Φ {(x} ^ {' '} )- Φ {(x} ^ {'} )</annotation>
  </semantics>
</math>
</file>

<file path=Object 19/content.xml><?xml version="1.0" encoding="utf-8"?>
<math xmlns="http://www.w3.org/1998/Math/MathML" display="block">
  <semantics>
    <mrow>
      <mi>Φ</mi>
      <mrow>
        <mrow>
          <mo fence="true" form="prefix" stretchy="false">(</mo>
          <mrow>
            <mrow>
              <mi>x</mi>
              <mrow/>
              <mrow>
                <mrow/>
                <mi>'</mi>
              </mrow>
            </mrow>
          </mrow>
          <mo fence="true" form="postfix" stretchy="false">)</mo>
        </mrow>
        <mrow/>
      </mrow>
    </mrow>
    <annotation encoding="StarMath 5.0">Φ {( x} ^ {'} )</annotation>
  </semantics>
</math>
</file>

<file path=Object 2/content.xml><?xml version="1.0" encoding="utf-8"?>
<math xmlns="http://www.w3.org/1998/Math/MathML" display="block">
  <semantics>
    <mrow>
      <mi>φ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frac>
          <mn>1</mn>
          <msqrt>
            <mrow>
              <mn>2</mn>
              <mi>∙</mi>
              <mi>π</mi>
            </mrow>
          </msqrt>
        </mfrac>
      </mrow>
      <mi>∙</mi>
      <msup>
        <mi>e</mi>
        <mfrac>
          <mrow>
            <mo stretchy="false">−</mo>
            <msup>
              <mi>x</mi>
              <mn>2</mn>
            </msup>
          </mrow>
          <mn>2</mn>
        </mfrac>
      </msup>
    </mrow>
    <annotation encoding="StarMath 5.0">φ left (x right ) = {1} over {sqrt {2∙π}} ∙ {e} ^ {- {{x} ^ {2}} over {2}}</annotation>
  </semantics>
</math>
</file>

<file path=Object 20/content.xml><?xml version="1.0" encoding="utf-8"?>
<math xmlns="http://www.w3.org/1998/Math/MathML" display="block">
  <semantics>
    <mrow>
      <mrow>
        <msup>
          <mi>x</mi>
          <mi>'</mi>
        </msup>
        <mo stretchy="false">=</mo>
        <mfrac>
          <mrow>
            <msub>
              <mi>k</mi>
              <mn>1</mn>
            </msub>
            <mo stretchy="false">−</mo>
            <mi mathvariant="italic">np</mi>
          </mrow>
          <msqrt>
            <mi mathvariant="italic">npq</mi>
          </msqrt>
        </mfrac>
      </mrow>
      <mi>,</mi>
      <mrow>
        <msup>
          <mi>x</mi>
          <mrow>
            <mi>'</mi>
            <mi>'</mi>
          </mrow>
        </msup>
        <mo stretchy="false">=</mo>
        <mfrac>
          <mrow>
            <msub>
              <mi>k</mi>
              <mn>2</mn>
            </msub>
            <mo stretchy="false">−</mo>
            <mi mathvariant="italic">np</mi>
          </mrow>
          <msqrt>
            <mi mathvariant="italic">npq</mi>
          </msqrt>
        </mfrac>
      </mrow>
    </mrow>
    <annotation encoding="StarMath 5.0">{x} ^ {'} = {{k} rsub {1} - np} over {sqrt {npq}} ,  {x} ^ {''} = {{k} rsub {2} - np} over {sqrt {npq}}</annotation>
  </semantics>
</math>
</file>

<file path=Object 21/content.xml><?xml version="1.0" encoding="utf-8"?>
<math xmlns="http://www.w3.org/1998/Math/MathML" display="block">
  <semantics>
    <mrow>
      <msup>
        <mi>x</mi>
        <mi>'</mi>
      </msup>
      <mi mathvariant="italic">та</mi>
      <msup>
        <mi>x</mi>
        <mrow>
          <mi>'</mi>
          <mi>'</mi>
        </mrow>
      </msup>
    </mrow>
    <annotation encoding="StarMath 5.0">{x} ^ {'}   та  {x} ^ {''}</annotation>
  </semantics>
</math>
</file>

<file path=Object 22/content.xml><?xml version="1.0" encoding="utf-8"?>
<math xmlns="http://www.w3.org/1998/Math/MathML" display="block">
  <semantics>
    <mrow>
      <msup>
        <mi>x</mi>
        <mi>'</mi>
      </msup>
      <mo stretchy="false">=</mo>
      <mfrac>
        <mrow>
          <mrow>
            <mn>0</mn>
            <mo stretchy="false">−</mo>
            <mn>300</mn>
          </mrow>
          <mi>∙</mi>
          <mn>0</mn>
          <mi>,</mi>
          <mn>75</mn>
        </mrow>
        <msqrt>
          <mrow>
            <mn>300</mn>
            <mi>∙</mi>
            <mn>0</mn>
            <mi>,</mi>
            <mn>75</mn>
            <mi>∙</mi>
            <mn>0</mn>
            <mi>,</mi>
            <mn>25</mn>
          </mrow>
        </msqrt>
      </mfrac>
      <mo stretchy="false">=</mo>
      <mrow>
        <mo stretchy="false">−</mo>
        <mn>30</mn>
      </mrow>
    </mrow>
    <annotation encoding="StarMath 5.0">{x} ^ {'} = {0- 300 ∙0, 75} over {sqrt {300 ∙0, 75 ∙0, 25}} =- 30 </annotation>
  </semantics>
</math>
</file>

<file path=Object 23/content.xml><?xml version="1.0" encoding="utf-8"?>
<math xmlns="http://www.w3.org/1998/Math/MathML" display="block">
  <semantics>
    <mrow>
      <msup>
        <mi>x</mi>
        <mrow>
          <mi>'</mi>
          <mi>'</mi>
        </mrow>
      </msup>
      <mo stretchy="false">=</mo>
      <mfrac>
        <mrow>
          <mrow>
            <mn>180</mn>
            <mo stretchy="false">−</mo>
            <mn>30</mn>
          </mrow>
          <mn>0</mn>
          <mi>∙</mi>
          <mn>0</mn>
          <mi>,</mi>
          <mn>75</mn>
        </mrow>
        <msqrt>
          <mrow>
            <mn>300</mn>
            <mi>∙</mi>
            <mn>0</mn>
            <mi>,</mi>
            <mn>75</mn>
            <mi>∙</mi>
            <mn>0</mn>
            <mi>,</mi>
            <mn>25</mn>
          </mrow>
        </msqrt>
      </mfrac>
      <mo stretchy="false">=</mo>
      <mrow>
        <mo stretchy="false">−</mo>
        <mn>6</mn>
      </mrow>
    </mrow>
    <annotation encoding="StarMath 5.0">{x} ^ {''} = {180 - 30 0∙0, 75} over {sqrt {300 ∙0, 75 ∙0, 25}} =- 6 </annotation>
  </semantics>
</math>
</file>

<file path=Object 24/content.xml><?xml version="1.0" encoding="utf-8"?>
<math xmlns="http://www.w3.org/1998/Math/MathML" display="block">
  <semantics>
    <mrow>
      <mi>Φ</mi>
      <mrow>
        <mrow>
          <mrow>
            <mrow>
              <mo fence="true" form="prefix" stretchy="false">(</mo>
              <mrow>
                <mrow>
                  <mi>x</mi>
                  <mrow/>
                  <mrow>
                    <mrow/>
                    <mi>'</mi>
                  </mrow>
                </mrow>
              </mrow>
              <mo fence="true" form="postfix" stretchy="false">)</mo>
            </mrow>
            <mo stretchy="false">=</mo>
            <mi>Φ</mi>
          </mrow>
          <mrow>
            <mrow>
              <mo fence="true" form="prefix" stretchy="true">(</mo>
              <mrow>
                <mrow>
                  <mo stretchy="false">−</mo>
                  <mn>30</mn>
                </mrow>
              </mrow>
              <mo fence="true" form="postfix" stretchy="true">)</mo>
            </mrow>
            <mo stretchy="false">=</mo>
            <mrow>
              <mo stretchy="false">−</mo>
              <mi>Φ</mi>
            </mrow>
          </mrow>
          <mrow>
            <mo fence="true" form="prefix" stretchy="true">(</mo>
            <mrow>
              <mn>30</mn>
            </mrow>
            <mo fence="true" form="postfix" stretchy="true">)</mo>
          </mrow>
          <mi>≈</mi>
          <mn>0</mn>
          <mi>;</mi>
        </mrow>
        <mrow/>
      </mrow>
    </mrow>
    <annotation encoding="StarMath 5.0">Φ {(x} ^ {'} )= Φ left (- 30 right ) =-Φ left (30 right ) ≈0;</annotation>
  </semantics>
</math>
</file>

<file path=Object 25/content.xml><?xml version="1.0" encoding="utf-8"?>
<math xmlns="http://www.w3.org/1998/Math/MathML" display="block">
  <semantics>
    <mrow>
      <mi>Φ</mi>
      <mrow>
        <mrow>
          <mrow>
            <mrow>
              <mo fence="true" form="prefix" stretchy="false">(</mo>
              <mrow>
                <mrow>
                  <mi>x</mi>
                  <mrow/>
                  <mrow>
                    <mrow/>
                    <mrow>
                      <mi>'</mi>
                      <mi>'</mi>
                    </mrow>
                  </mrow>
                </mrow>
              </mrow>
              <mo fence="true" form="postfix" stretchy="false">)</mo>
            </mrow>
            <mo stretchy="false">=</mo>
            <mi>Φ</mi>
          </mrow>
          <mrow>
            <mrow>
              <mo fence="true" form="prefix" stretchy="true">(</mo>
              <mrow>
                <mrow>
                  <mo stretchy="false">−</mo>
                  <mn>6</mn>
                </mrow>
              </mrow>
              <mo fence="true" form="postfix" stretchy="true">)</mo>
            </mrow>
            <mo stretchy="false">=</mo>
            <mrow>
              <mo stretchy="false">−</mo>
              <mi>Φ</mi>
            </mrow>
          </mrow>
          <mrow>
            <mo fence="true" form="prefix" stretchy="true">(</mo>
            <mrow>
              <mn>6</mn>
            </mrow>
            <mo fence="true" form="postfix" stretchy="true">)</mo>
          </mrow>
          <mi>≈</mi>
          <mn>0</mn>
          <mi>;</mi>
        </mrow>
        <mrow/>
      </mrow>
    </mrow>
    <annotation encoding="StarMath 5.0">Φ {(x} ^ {' '} )= Φ left (- 6 right ) =-Φ left (6 right ) ≈0;</annotation>
  </semantics>
</math>
</file>

<file path=Object 26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row>
              <mn>0</mn>
              <mi>;</mi>
              <mn>180</mn>
            </mrow>
          </mrow>
          <mo fence="true" form="postfix" stretchy="true">)</mo>
        </mrow>
        <mo stretchy="false">=</mo>
        <mi>Φ</mi>
      </mrow>
      <mrow>
        <mrow>
          <mo fence="true" form="prefix" stretchy="true">(</mo>
          <mrow>
            <mrow>
              <mo stretchy="false">−</mo>
              <mn>6</mn>
            </mrow>
          </mrow>
          <mo fence="true" form="postfix" stretchy="true">)</mo>
        </mrow>
        <mo stretchy="false">−</mo>
        <mi>Φ</mi>
      </mrow>
      <mrow>
        <mo fence="true" form="prefix" stretchy="true">(</mo>
        <mrow>
          <mrow>
            <mo stretchy="false">−</mo>
            <mn>30</mn>
          </mrow>
        </mrow>
        <mo fence="true" form="postfix" stretchy="true">)</mo>
      </mrow>
      <mi>≈</mi>
      <mn>0</mn>
      <mi>;</mi>
    </mrow>
    <annotation encoding="StarMath 5.0">P left (0 ;  180 right ) = Φ left (- 6 right ) -Φ left (- 30 right ) ≈0;</annotation>
  </semantics>
</math>
</file>

<file path=Object 27/content.xml><?xml version="1.0" encoding="utf-8"?>
<math xmlns="http://www.w3.org/1998/Math/MathML" display="block">
  <semantics>
    <mrow>
      <mi>≈</mi>
      <mn>0</mn>
    </mrow>
    <annotation encoding="StarMath 5.0">≈0</annotation>
  </semantics>
</math>
</file>

<file path=Object 28/content.xml><?xml version="1.0" encoding="utf-8"?>
<math xmlns="http://www.w3.org/1998/Math/MathML" display="block">
  <semantics>
    <mrow>
      <msub>
        <mi>P</mi>
        <mi>n</mi>
      </msub>
      <mrow>
        <mrow>
          <mo fence="true" form="prefix" stretchy="true">(</mo>
          <mrow>
            <mi>k</mi>
          </mrow>
          <mo fence="true" form="postfix" stretchy="true">)</mo>
        </mrow>
        <mo stretchy="false">=</mo>
        <msubsup>
          <mi>C</mi>
          <mi>n</mi>
          <mi>k</mi>
        </msubsup>
      </mrow>
      <mi>∙</mi>
      <msup>
        <mi>p</mi>
        <mi>k</mi>
      </msup>
      <mi>∙</mi>
      <msup>
        <mi>q</mi>
        <mrow>
          <mi>n</mi>
          <mo stretchy="false">−</mo>
          <mi>k</mi>
        </mrow>
      </msup>
    </mrow>
    <annotation encoding="StarMath 5.0">{P} rsub {n} left (k right ) = {C} rsub {n} rsup {k} ∙ {p} ^ {k} ∙ {q} ^ {n-k}</annotation>
  </semantics>
</math>
</file>

<file path=Object 29/content.xml><?xml version="1.0" encoding="utf-8"?>
<math xmlns="http://www.w3.org/1998/Math/MathML" display="block">
  <semantics>
    <mrow>
      <mrow>
        <mi>q</mi>
        <mo stretchy="false">=</mo>
        <mrow>
          <mn>1</mn>
          <mo stretchy="false">−</mo>
          <mi>p</mi>
        </mrow>
      </mrow>
      <mi>,</mi>
      <mrow>
        <mi>n</mi>
        <mo stretchy="false">=</mo>
        <mn>3</mn>
      </mrow>
      <mi>,</mi>
      <mrow>
        <mi>k</mi>
        <mo stretchy="false">=</mo>
        <mn>1</mn>
      </mrow>
      <mi>,</mi>
      <mrow>
        <mi>p</mi>
        <mo stretchy="false">=</mo>
        <mn>0</mn>
      </mrow>
      <mi>,</mi>
      <mn>1</mn>
      <mi>,</mi>
      <mrow>
        <mi>q</mi>
        <mo stretchy="false">=</mo>
        <mn>0</mn>
      </mrow>
      <mi>,</mi>
      <mn>9</mn>
    </mrow>
    <annotation encoding="StarMath 5.0">q=1-p ,  n =3, k=1, p=0,1, q=0,9</annotation>
  </semantics>
</math>
</file>

<file path=Object 3/content.xml><?xml version="1.0" encoding="utf-8"?>
<math xmlns="http://www.w3.org/1998/Math/MathML" display="block">
  <semantics>
    <mrow>
      <msub>
        <mi>P</mi>
        <mi>n</mi>
      </msub>
      <mrow>
        <mrow>
          <mo fence="true" form="prefix" stretchy="true">(</mo>
          <mrow>
            <mi>k</mi>
          </mrow>
          <mo fence="true" form="postfix" stretchy="true">)</mo>
        </mrow>
        <mo stretchy="false">=</mo>
        <mfrac>
          <mn>1</mn>
          <msqrt>
            <mi mathvariant="italic">npq</mi>
          </msqrt>
        </mfrac>
      </mrow>
      <mi>∙</mi>
      <mi>φ</mi>
      <mrow>
        <mo fence="true" form="prefix" stretchy="true">(</mo>
        <mrow>
          <mi>x</mi>
        </mrow>
        <mo fence="true" form="postfix" stretchy="true">)</mo>
      </mrow>
    </mrow>
    <annotation encoding="StarMath 5.0">{P} rsub {n} left (k right ) = {1} over {sqrt {npq}} ∙φ left (x right )</annotation>
  </semantics>
</math>
</file>

<file path=Object 30/content.xml><?xml version="1.0" encoding="utf-8"?>
<math xmlns="http://www.w3.org/1998/Math/MathML" display="block">
  <semantics>
    <mrow>
      <msub>
        <mi>P</mi>
        <mn>3</mn>
      </msub>
      <mrow>
        <mrow>
          <mo fence="true" form="prefix" stretchy="true">(</mo>
          <mrow>
            <mn>1</mn>
          </mrow>
          <mo fence="true" form="postfix" stretchy="true">)</mo>
        </mrow>
        <mo stretchy="false">=</mo>
        <mn>0</mn>
      </mrow>
      <mi>,</mi>
      <mn>386019</mn>
    </mrow>
    <annotation encoding="StarMath 5.0">{P} rsub {3} left (1 right ) = 0, 386019</annotation>
  </semantics>
</math>
</file>

<file path=Object 31/content.xml><?xml version="1.0" encoding="utf-8"?>
<math xmlns="http://www.w3.org/1998/Math/MathML" display="block">
  <semantics>
    <mrow>
      <msub>
        <mi>P</mi>
        <mn>3</mn>
      </msub>
      <mrow>
        <mrow>
          <mo fence="true" form="prefix" stretchy="true">(</mo>
          <mrow>
            <mn>1</mn>
          </mrow>
          <mo fence="true" form="postfix" stretchy="true">)</mo>
        </mrow>
        <mo stretchy="false">=</mo>
        <msubsup>
          <mi>C</mi>
          <mn>3</mn>
          <mn>1</mn>
        </msubsup>
      </mrow>
      <mi>∙</mi>
      <msup>
        <mrow>
          <mn>0</mn>
          <mi>,</mi>
          <mn>1</mn>
          <mn>7</mn>
        </mrow>
        <mn>1</mn>
      </msup>
      <mi>∙</mi>
      <mrow>
        <msup>
          <mrow>
            <mn>0</mn>
            <mi>,</mi>
            <mn>87</mn>
          </mrow>
          <mn>2</mn>
        </msup>
        <mo stretchy="false">=</mo>
        <mn>3</mn>
      </mrow>
      <mi>∙</mi>
      <mn>0</mn>
      <mi>,</mi>
      <mn>1</mn>
      <mn>7</mn>
      <mi>∙</mi>
      <mn>0</mn>
      <mi>,</mi>
      <mrow>
        <mn>7569</mn>
        <mo stretchy="false">=</mo>
        <mn>0</mn>
      </mrow>
      <mi>,</mi>
      <mn>386019</mn>
    </mrow>
    <annotation encoding="StarMath 5.0">{P} rsub {3} left (1 right ) = {C} rsub {3} rsup {1} ∙ {0,1 7} ^ {1} ∙ {0, 87} ^ {2} =3∙0,1 7 ∙0, 7569 =0, 386019</annotation>
  </semantics>
</math>
</file>

<file path=Object 32/content.xml><?xml version="1.0" encoding="utf-8"?>
<math xmlns="http://www.w3.org/1998/Math/MathML" display="block">
  <semantics>
    <mrow>
      <msub>
        <mi>P</mi>
        <mi>n</mi>
      </msub>
      <mrow>
        <mrow>
          <mo fence="true" form="prefix" stretchy="true">(</mo>
          <mrow>
            <mi>k</mi>
          </mrow>
          <mo fence="true" form="postfix" stretchy="true">)</mo>
        </mrow>
        <mo stretchy="false">=</mo>
        <msubsup>
          <mi>C</mi>
          <mi>n</mi>
          <mi>k</mi>
        </msubsup>
      </mrow>
      <mi>∙</mi>
      <msup>
        <mi>p</mi>
        <mi>k</mi>
      </msup>
      <mi>∙</mi>
      <msup>
        <mi>q</mi>
        <mrow>
          <mi>n</mi>
          <mo stretchy="false">−</mo>
          <mi>k</mi>
        </mrow>
      </msup>
    </mrow>
    <annotation encoding="StarMath 5.0">{P} rsub {n} left (k right ) = {C} rsub {n} rsup {k} ∙ {p} ^ {k} ∙ {q} ^ {n-k}</annotation>
  </semantics>
</math>
</file>

<file path=Object 33/content.xml><?xml version="1.0" encoding="utf-8"?>
<math xmlns="http://www.w3.org/1998/Math/MathML" display="block">
  <semantics>
    <mrow>
      <mrow>
        <mi>q</mi>
        <mo stretchy="false">=</mo>
        <mrow>
          <mn>1</mn>
          <mo stretchy="false">−</mo>
          <mi>p</mi>
        </mrow>
      </mrow>
      <mi>,</mi>
      <mrow>
        <mi>n</mi>
        <mo stretchy="false">=</mo>
        <mn>3</mn>
      </mrow>
      <mi>,</mi>
      <mrow>
        <mi>k</mi>
        <mo stretchy="false">=</mo>
        <mn>0</mn>
      </mrow>
      <mi>,</mi>
      <mrow>
        <mi>p</mi>
        <mo stretchy="false">=</mo>
        <mn>0</mn>
      </mrow>
      <mi>,</mi>
      <mn>1</mn>
      <mn>7</mn>
      <mi>,</mi>
      <mrow>
        <mi>q</mi>
        <mo stretchy="false">=</mo>
        <mn>0</mn>
      </mrow>
      <mi>,</mi>
      <mn>87</mn>
    </mrow>
    <annotation encoding="StarMath 5.0">q=1-p ,  n =3, k=0, p=0,1 7 , q=0, 87</annotation>
  </semantics>
</math>
</file>

<file path=Object 34/content.xml><?xml version="1.0" encoding="utf-8"?>
<math xmlns="http://www.w3.org/1998/Math/MathML" display="block">
  <semantics>
    <mrow>
      <msub>
        <mi>P</mi>
        <mn>3</mn>
      </msub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sup>
          <mi>C</mi>
          <mn>3</mn>
          <mn>0</mn>
        </msubsup>
      </mrow>
      <mi>∙</mi>
      <msup>
        <mrow>
          <mn>0</mn>
          <mi>,</mi>
          <mn>1</mn>
          <mn>7</mn>
        </mrow>
        <mn>1</mn>
      </msup>
      <mi>∙</mi>
      <mrow>
        <msup>
          <mrow>
            <mn>0</mn>
            <mi>,</mi>
            <mn>87</mn>
          </mrow>
          <mn>2</mn>
        </msup>
        <mo stretchy="false">=</mo>
        <mn>1</mn>
      </mrow>
      <mi>∙</mi>
      <mn>0</mn>
      <mi>,</mi>
      <mn>1</mn>
      <mn>7</mn>
      <mi>∙</mi>
      <mn>0</mn>
      <mi>,</mi>
      <mrow>
        <mn>7569</mn>
        <mo stretchy="false">=</mo>
        <mn>0,128673</mn>
      </mrow>
    </mrow>
    <annotation encoding="StarMath 5.0">{P} rsub {3} left (0 right ) = {C} rsub {3} rsup {0} ∙ {0,1 7} ^ {1} ∙ {0, 87} ^ {2} =1∙0,1 7 ∙0, 7569 =0,128673</annotation>
  </semantics>
</math>
</file>

<file path=Object 35/content.xml><?xml version="1.0" encoding="utf-8"?>
<math xmlns="http://www.w3.org/1998/Math/MathML" display="block">
  <semantics>
    <mrow>
      <mi>P</mi>
      <mrow>
        <mo fence="true" form="prefix" stretchy="true">(</mo>
        <mrow>
          <mi>A</mi>
        </mrow>
        <mo fence="true" form="postfix" stretchy="true">)</mo>
      </mrow>
    </mrow>
    <annotation encoding="StarMath 5.0">P left (A right )</annotation>
  </semantics>
</math>
</file>

<file path=Object 36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i>A</mi>
          </mrow>
          <mo fence="true" form="postfix" stretchy="true">)</mo>
        </mrow>
        <mo stretchy="false">=</mo>
        <mrow>
          <mn>1</mn>
          <mo stretchy="false">−</mo>
          <msub>
            <mi>P</mi>
            <mn>3</mn>
          </msub>
        </mrow>
      </mrow>
      <mrow>
        <mrow>
          <mo fence="true" form="prefix" stretchy="true">(</mo>
          <mrow>
            <mn>0</mn>
          </mrow>
          <mo fence="true" form="postfix" stretchy="true">)</mo>
        </mrow>
        <mo stretchy="false">=</mo>
        <mrow>
          <mn>1</mn>
          <mo stretchy="false">−</mo>
          <mn>0</mn>
        </mrow>
      </mrow>
      <mi>,</mi>
      <mrow>
        <mn>128673</mn>
        <mo stretchy="false">=</mo>
        <mn>0</mn>
      </mrow>
      <mi>,</mi>
      <mn>871327</mn>
      <mi>.</mi>
    </mrow>
    <annotation encoding="StarMath 5.0">P left (A right ) =1- {P} rsub {3} left (0 right ) =1-0, 128673 =0, 871327 .</annotation>
  </semantics>
</math>
</file>

<file path=Object 37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i>A</mi>
          </mrow>
          <mo fence="true" form="postfix" stretchy="true">)</mo>
        </mrow>
        <mo stretchy="false">=</mo>
        <mn>0</mn>
      </mrow>
      <mi>,</mi>
      <mn>871327</mn>
    </mrow>
    <annotation encoding="StarMath 5.0">P left (A right ) =0, 871327</annotation>
  </semantics>
</math>
</file>

<file path=Object 38/content.xml><?xml version="1.0" encoding="utf-8"?>
<math xmlns="http://www.w3.org/1998/Math/MathML" display="block">
  <semantics>
    <mrow>
      <msub>
        <mi>P</mi>
        <mi>n</mi>
      </msub>
      <mrow>
        <mrow>
          <mo fence="true" form="prefix" stretchy="true">(</mo>
          <mrow>
            <mi>k</mi>
          </mrow>
          <mo fence="true" form="postfix" stretchy="true">)</mo>
        </mrow>
        <mo stretchy="false">=</mo>
        <mfrac>
          <mrow>
            <msup>
              <mi>λ</mi>
              <mi>k</mi>
            </msup>
            <mi>∙</mi>
            <msup>
              <mi>e</mi>
              <mrow>
                <mo stretchy="false">−</mo>
                <mi>λ</mi>
              </mrow>
            </msup>
          </mrow>
          <mrow>
            <mi>k</mi>
            <mi>!</mi>
          </mrow>
        </mfrac>
      </mrow>
    </mrow>
    <annotation encoding="StarMath 5.0">{P} rsub {n} left (k right ) = {{λ} ^ {k} ∙ {e} ^ {-λ}} over {k!}</annotation>
  </semantics>
</math>
</file>

<file path=Object 39/content.xml><?xml version="1.0" encoding="utf-8"?>
<math xmlns="http://www.w3.org/1998/Math/MathML" display="block">
  <semantics>
    <mrow>
      <mrow>
        <mi>λ</mi>
        <mo stretchy="false">=</mo>
        <mi>n</mi>
      </mrow>
      <mi>∙</mi>
      <mi>p</mi>
    </mrow>
    <annotation encoding="StarMath 5.0">λ= n ∙ p</annotation>
  </semantics>
</math>
</file>

<file path=Object 4/content.xml><?xml version="1.0" encoding="utf-8"?>
<math xmlns="http://www.w3.org/1998/Math/MathML" display="block">
  <semantics>
    <mrow>
      <mrow>
        <mi>x</mi>
        <mo stretchy="false">=</mo>
        <mfrac>
          <mrow>
            <mn>130</mn>
            <mo stretchy="false">−</mo>
            <mrow>
              <mn>300</mn>
              <mo stretchy="false">∗</mo>
              <mn>0.75</mn>
            </mrow>
          </mrow>
          <msqrt>
            <mrow>
              <mn>300</mn>
              <mo stretchy="false">∗</mo>
              <mn>0.75</mn>
              <mo stretchy="false">∗</mo>
              <mn>0.25</mn>
            </mrow>
          </msqrt>
        </mfrac>
      </mrow>
      <mrow>
        <mi>≈</mi>
        <mo stretchy="false">−</mo>
        <mn>12.6</mn>
      </mrow>
    </mrow>
    <annotation encoding="StarMath 5.0">x= {130-300*0.75} over {sqrt {300*0.75*0.25}}≈-12.6</annotation>
  </semantics>
</math>
</file>

<file path=Object 40/content.xml><?xml version="1.0" encoding="utf-8"?>
<math xmlns="http://www.w3.org/1998/Math/MathML" display="block">
  <semantics>
    <mrow>
      <mrow>
        <mi>λ</mi>
        <mo stretchy="false">=</mo>
        <mn>2</mn>
      </mrow>
      <mn>000</mn>
      <mi>∙</mi>
      <mrow>
        <mn>0,001</mn>
        <mo stretchy="false">=</mo>
        <mn>2</mn>
      </mrow>
    </mrow>
    <annotation encoding="StarMath 5.0">λ= 2 000 ∙ 0,001= 2</annotation>
  </semantics>
</math>
</file>

<file path=Object 41/content.xml><?xml version="1.0" encoding="utf-8"?>
<math xmlns="http://www.w3.org/1998/Math/MathML" display="block">
  <semantics>
    <mrow>
      <msub>
        <mi>P</mi>
        <mrow>
          <mn>2</mn>
          <mn>000</mn>
        </mrow>
      </msub>
      <mrow>
        <mrow>
          <mo fence="true" form="prefix" stretchy="true">(</mo>
          <mrow>
            <mn>3</mn>
          </mrow>
          <mo fence="true" form="postfix" stretchy="true">)</mo>
        </mrow>
        <mo stretchy="false">=</mo>
        <mfrac>
          <mrow>
            <msup>
              <mn>1</mn>
              <mn>3</mn>
            </msup>
            <mi>∙</mi>
            <msup>
              <mi>e</mi>
              <mrow>
                <mo stretchy="false">−</mo>
                <mn>2</mn>
              </mrow>
            </msup>
          </mrow>
          <mrow>
            <mn>3</mn>
            <mi>!</mi>
          </mrow>
        </mfrac>
        <mo stretchy="false">=</mo>
        <mfrac>
          <mn>1</mn>
          <mrow>
            <mn>6</mn>
            <msup>
              <mi>e</mi>
              <mn>2</mn>
            </msup>
          </mrow>
        </mfrac>
        <mo stretchy="false">=</mo>
        <mn>0</mn>
      </mrow>
      <mi>,</mi>
      <mn>0</mn>
      <mn>225559</mn>
      <mi>.</mi>
    </mrow>
    <annotation encoding="StarMath 5.0">{P} rsub {2 000} left (3 right ) = {{1} ^ {3} ∙ {e} ^ {- 2}} over {3!} = {1} over {6 {e} ^ {2}} =0,0 225559 .</annotation>
  </semantics>
</math>
</file>

<file path=Object 42/content.xml><?xml version="1.0" encoding="utf-8"?>
<math xmlns="http://www.w3.org/1998/Math/MathML" display="block">
  <semantics>
    <mrow>
      <msub>
        <mi>P</mi>
        <mrow>
          <mn>2</mn>
          <mn>000</mn>
        </mrow>
      </msub>
      <mrow>
        <mrow>
          <mo fence="true" form="prefix" stretchy="true">(</mo>
          <mrow>
            <mn>3</mn>
          </mrow>
          <mo fence="true" form="postfix" stretchy="true">)</mo>
        </mrow>
        <mo stretchy="false">=</mo>
        <mn>0</mn>
      </mrow>
      <mi>,</mi>
      <mn>0225559</mn>
    </mrow>
    <annotation encoding="StarMath 5.0">{P} rsub {2 000} left (3 right ) = 0, 0225559</annotation>
  </semantics>
</math>
</file>

<file path=Object 43/content.xml><?xml version="1.0" encoding="utf-8"?>
<math xmlns="http://www.w3.org/1998/Math/MathML" display="block">
  <semantics>
    <mrow>
      <mrow>
        <mi>P</mi>
        <mrow>
          <mrow>
            <mo fence="true" form="prefix" stretchy="true">(</mo>
            <mrow>
              <mi>A</mi>
            </mrow>
            <mo fence="true" form="postfix" stretchy="true">)</mo>
          </mrow>
          <mo stretchy="false">=</mo>
          <msub>
            <mi>P</mi>
            <mrow>
              <mn>2</mn>
              <mn>000</mn>
            </mrow>
          </msub>
        </mrow>
        <mrow>
          <mrow>
            <mo fence="true" form="prefix" stretchy="true">(</mo>
            <mrow>
              <mn>0</mn>
            </mrow>
            <mo fence="true" form="postfix" stretchy="true">)</mo>
          </mrow>
          <mo stretchy="false">+</mo>
          <msub>
            <mi>P</mi>
            <mrow>
              <mn>2</mn>
              <mn>000</mn>
            </mrow>
          </msub>
        </mrow>
        <mrow>
          <mrow>
            <mo fence="true" form="prefix" stretchy="true">(</mo>
            <mrow>
              <mn>1</mn>
            </mrow>
            <mo fence="true" form="postfix" stretchy="true">)</mo>
          </mrow>
          <mo stretchy="false">+</mo>
          <msub>
            <mi>P</mi>
            <mrow>
              <mn>2</mn>
              <mn>000</mn>
            </mrow>
          </msub>
        </mrow>
        <mrow>
          <mo fence="true" form="prefix" stretchy="true">(</mo>
          <mrow>
            <mn>2</mn>
          </mrow>
          <mo fence="true" form="postfix" stretchy="true">)</mo>
        </mrow>
      </mrow>
      <mrow/>
      <mrow/>
    </mrow>
    <annotation encoding="StarMath 5.0">P left (A right ) = {P} rsub {2 000} left (0 right ) + {P} rsub {2 000} left (1 right ) + {P} rsub {2 000} left (2 right )right )</annotation>
  </semantics>
</math>
</file>

<file path=Object 44/content.xml><?xml version="1.0" encoding="utf-8"?>
<math xmlns="http://www.w3.org/1998/Math/MathML" display="block">
  <semantics>
    <mrow>
      <msub>
        <mi>P</mi>
        <mrow>
          <mn>2</mn>
          <mn>000</mn>
        </mrow>
      </msub>
      <mrow>
        <mrow>
          <mo fence="true" form="prefix" stretchy="true">(</mo>
          <mrow>
            <mn>0</mn>
          </mrow>
          <mo fence="true" form="postfix" stretchy="true">)</mo>
        </mrow>
        <mo stretchy="false">=</mo>
        <mfrac>
          <mrow>
            <msup>
              <mn>1</mn>
              <mn>0</mn>
            </msup>
            <mi>∙</mi>
            <msup>
              <mi>e</mi>
              <mrow>
                <mo stretchy="false">−</mo>
                <mn>2</mn>
              </mrow>
            </msup>
          </mrow>
          <mrow>
            <mn>0</mn>
            <mi>!</mi>
          </mrow>
        </mfrac>
      </mrow>
      <mi>≈</mi>
      <mn>0</mn>
      <mi>,</mi>
      <mn>1353</mn>
    </mrow>
    <annotation encoding="StarMath 5.0">{P} rsub {2 000} left (0 right ) = {{1} ^ {0} ∙ {e} ^ {- 2}} over {0!} ≈0, 1353</annotation>
  </semantics>
</math>
</file>

<file path=Object 45/content.xml><?xml version="1.0" encoding="utf-8"?>
<math xmlns="http://www.w3.org/1998/Math/MathML" display="block">
  <semantics>
    <mrow>
      <msub>
        <mi>P</mi>
        <mrow>
          <mn>2</mn>
          <mn>000</mn>
        </mrow>
      </msub>
      <mrow>
        <mrow>
          <mo fence="true" form="prefix" stretchy="true">(</mo>
          <mrow>
            <mn>1</mn>
          </mrow>
          <mo fence="true" form="postfix" stretchy="true">)</mo>
        </mrow>
        <mo stretchy="false">=</mo>
        <mfrac>
          <mrow>
            <msup>
              <mn>1</mn>
              <mn>1</mn>
            </msup>
            <mi>∙</mi>
            <msup>
              <mi>e</mi>
              <mrow>
                <mo stretchy="false">−</mo>
                <mn>2</mn>
              </mrow>
            </msup>
          </mrow>
          <mrow>
            <mn>1</mn>
            <mi>!</mi>
          </mrow>
        </mfrac>
      </mrow>
      <mi>≈</mi>
      <mn>0</mn>
      <mi>,</mi>
      <mn>1353</mn>
    </mrow>
    <annotation encoding="StarMath 5.0">{P} rsub {2 000} left (1 right ) = {{1} ^ {1} ∙ {e} ^ {- 2}} over {1!} ≈0, 1353</annotation>
  </semantics>
</math>
</file>

<file path=Object 46/content.xml><?xml version="1.0" encoding="utf-8"?>
<math xmlns="http://www.w3.org/1998/Math/MathML" display="block">
  <semantics>
    <mrow>
      <msub>
        <mi>P</mi>
        <mrow>
          <mn>2</mn>
          <mn>000</mn>
        </mrow>
      </msub>
      <mrow>
        <mrow>
          <mo fence="true" form="prefix" stretchy="true">(</mo>
          <mrow>
            <mn>2</mn>
          </mrow>
          <mo fence="true" form="postfix" stretchy="true">)</mo>
        </mrow>
        <mo stretchy="false">=</mo>
        <mfrac>
          <mrow>
            <msup>
              <mn>1</mn>
              <mn>2</mn>
            </msup>
            <mi>∙</mi>
            <msup>
              <mi>e</mi>
              <mrow>
                <mo stretchy="false">−</mo>
                <mn>2</mn>
              </mrow>
            </msup>
          </mrow>
          <mrow>
            <mn>2</mn>
            <mi>!</mi>
          </mrow>
        </mfrac>
      </mrow>
      <mi>≈</mi>
      <mn>0</mn>
      <mi>,</mi>
      <mn>0677</mn>
    </mrow>
    <annotation encoding="StarMath 5.0">{P} rsub {2 000} left (2 right ) = {{1} ^ {2} ∙ {e} ^ {- 2}} over {2!} ≈0, 0677</annotation>
  </semantics>
</math>
</file>

<file path=Object 48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i>A</mi>
          </mrow>
          <mo fence="true" form="postfix" stretchy="true">)</mo>
        </mrow>
        <mo stretchy="false">=</mo>
        <mn>0</mn>
      </mrow>
      <mi>,</mi>
      <mrow>
        <mn>1353</mn>
        <mo stretchy="false">+</mo>
        <mn>0</mn>
      </mrow>
      <mi>,</mi>
      <mrow>
        <mn>1353</mn>
        <mo stretchy="false">+</mo>
        <mn>0</mn>
      </mrow>
      <mi>,</mi>
      <mrow>
        <mn>0677</mn>
        <mo stretchy="false">=</mo>
        <mn>0</mn>
      </mrow>
      <mi>,</mi>
      <mn>3383</mn>
    </mrow>
    <annotation encoding="StarMath 5.0">P left (A right ) =0, 1353 + 0, 1353 +0, 0677  =0, 3383</annotation>
  </semantics>
</math>
</file>

<file path=Object 49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i>A</mi>
          </mrow>
          <mo fence="true" form="postfix" stretchy="true">)</mo>
        </mrow>
        <mo stretchy="false">=</mo>
        <mn>0</mn>
      </mrow>
      <mi>,</mi>
      <mn>3383</mn>
    </mrow>
    <annotation encoding="StarMath 5.0">P left (A right ) = 0, 3383</annotation>
  </semantics>
</math>
</file>

<file path=Object 5/content.xml><?xml version="1.0" encoding="utf-8"?>
<math xmlns="http://www.w3.org/1998/Math/MathML" display="block">
  <semantics>
    <mrow>
      <mi>φ</mi>
      <mrow>
        <mrow>
          <mo fence="true" form="prefix" stretchy="true">(</mo>
          <mrow>
            <mn>12.6</mn>
          </mrow>
          <mo fence="true" form="postfix" stretchy="true">)</mo>
        </mrow>
        <mo stretchy="false">=</mo>
        <mfrac>
          <mn>1</mn>
          <msqrt>
            <mrow>
              <mn>2</mn>
              <mi>∙</mi>
              <mi>π</mi>
            </mrow>
          </msqrt>
        </mfrac>
      </mrow>
      <mi>∙</mi>
      <msup>
        <mi>e</mi>
        <mfrac>
          <mrow>
            <mo stretchy="false">−</mo>
            <msup>
              <mrow>
                <mo fence="true" form="prefix" stretchy="false">(</mo>
                <mrow>
                  <mrow>
                    <mo stretchy="false">−</mo>
                    <mn>12.6</mn>
                  </mrow>
                </mrow>
                <mo fence="true" form="postfix" stretchy="false">)</mo>
              </mrow>
              <mn>2</mn>
            </msup>
          </mrow>
          <mn>2</mn>
        </mfrac>
      </msup>
      <mi>≈</mi>
      <mn>0</mn>
    </mrow>
    <annotation encoding="StarMath 5.0">φ left (12.6 right ) = {1} over {sqrt {2∙π}} ∙ {e} ^ {- {{(-12.6)} ^{2}} over {2}}≈0</annotation>
  </semantics>
</math>
</file>

<file path=Object 6/content.xml><?xml version="1.0" encoding="utf-8"?>
<math xmlns="http://www.w3.org/1998/Math/MathML" display="block">
  <semantics>
    <mrow>
      <msub>
        <mi>P</mi>
        <mn>300</mn>
      </msub>
      <mrow>
        <mrow>
          <mo fence="true" form="prefix" stretchy="true">(</mo>
          <mrow>
            <mn>130</mn>
          </mrow>
          <mo fence="true" form="postfix" stretchy="true">)</mo>
        </mrow>
        <mo stretchy="false">=</mo>
        <mfrac>
          <mn>1</mn>
          <mrow>
            <msqrt>
              <mrow>
                <mn>300</mn>
                <mi>∙</mi>
                <mn>0</mn>
                <mi>,</mi>
                <mn>75</mn>
                <mi>∙</mi>
                <mn>0</mn>
                <mi>,</mi>
                <mn>2</mn>
              </mrow>
            </msqrt>
            <mn>5</mn>
          </mrow>
        </mfrac>
      </mrow>
      <mi>∙</mi>
      <mn>0</mn>
      <mi>≈</mi>
      <mn>0</mn>
    </mrow>
    <annotation encoding="StarMath 5.0">{P} rsub {300} left (130 right ) = {1} over {sqrt {300 ∙0, 75 ∙0, 2}5} ∙0≈0</annotation>
  </semantics>
</math>
</file>

<file path=Object 7/content.xml><?xml version="1.0" encoding="utf-8"?>
<math xmlns="http://www.w3.org/1998/Math/MathML" display="block">
  <semantics>
    <mrow>
      <msub>
        <mi>P</mi>
        <mn>300</mn>
      </msub>
      <mrow>
        <mo fence="true" form="prefix" stretchy="true">(</mo>
        <mrow>
          <mn>130</mn>
        </mrow>
        <mo fence="true" form="postfix" stretchy="true">)</mo>
      </mrow>
      <mi>≈</mi>
      <mn>0</mn>
    </mrow>
    <annotation encoding="StarMath 5.0">{P} rsub {300} left (130 right ) ≈0</annotation>
  </semantics>
</math>
</file>

<file path=Object 8/content.xml><?xml version="1.0" encoding="utf-8"?>
<math xmlns="http://www.w3.org/1998/Math/MathML" display="block">
  <semantics>
    <mrow>
      <mi>≈</mi>
      <mn>0</mn>
    </mrow>
    <annotation encoding="StarMath 5.0">≈0</annotation>
  </semantics>
</math>
</file>

<file path=Object 9/content.xml><?xml version="1.0" encoding="utf-8"?>
<math xmlns="http://www.w3.org/1998/Math/MathML" display="block">
  <semantics>
    <mrow>
      <mi>Φ</mi>
      <mrow>
        <mrow>
          <mrow>
            <mrow>
              <mo fence="true" form="prefix" stretchy="false">(</mo>
              <mrow>
                <mrow>
                  <mi>x</mi>
                  <mrow/>
                  <mrow>
                    <mrow/>
                    <mrow>
                      <mi>'</mi>
                      <mi>'</mi>
                    </mrow>
                  </mrow>
                </mrow>
              </mrow>
              <mo fence="true" form="postfix" stretchy="false">)</mo>
            </mrow>
            <mo stretchy="false">−</mo>
            <mi>Φ</mi>
          </mrow>
          <mrow>
            <mrow>
              <mo fence="true" form="prefix" stretchy="false">(</mo>
              <mrow>
                <mrow>
                  <mi>x</mi>
                  <mrow/>
                  <mrow>
                    <mrow/>
                    <mi>'</mi>
                  </mrow>
                </mrow>
              </mrow>
              <mo fence="true" form="postfix" stretchy="false">)</mo>
            </mrow>
            <mrow/>
          </mrow>
        </mrow>
        <mrow/>
      </mrow>
    </mrow>
    <annotation encoding="StarMath 5.0">Φ {( x} ^ {' '} )- Φ {( x} ^ {'} )</annotation>
  </semantics>
</math>
</file>